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3.1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map style:condition="cell-content()=MAX([.A4:.A202])" style:apply-style-name="Good" style:base-cell-address="Sheet1.A4"/>
    </style:style>
    <style:style style:name="ce4" style:family="table-cell" style:parent-style-name="Default">
      <style:text-properties fo:font-weight="bold" style:font-weight-asian="bold" style:font-weight-complex="bold"/>
      <style:map style:condition="cell-content()=MAX([.A4:.A202])" style:apply-style-name="Good" style:base-cell-address="Sheet1.A4"/>
    </style:style>
    <style:style style:name="ce5" style:family="table-cell" style:parent-style-name="Default">
      <style:map style:condition="cell-content()=MAX([.D130:.D324])" style:apply-style-name="Good" style:base-cell-address="Sheet1.D130"/>
    </style:style>
    <style:style style:name="ce6" style:family="table-cell" style:parent-style-name="Default">
      <style:map style:condition="cell-content()=MAX([.D158:.D348])" style:apply-style-name="Good" style:base-cell-address="Sheet1.D158"/>
    </style:style>
    <style:style style:name="ce7" style:family="table-cell" style:parent-style-name="Default">
      <style:map style:condition="cell-content()=MAX([.D174:.D360])" style:apply-style-name="Good" style:base-cell-address="Sheet1.D174"/>
    </style:style>
    <style:style style:name="ce8" style:family="table-cell" style:parent-style-name="Default">
      <style:map style:condition="cell-content()=MAX([.D182:.D364])" style:apply-style-name="Good" style:base-cell-address="Sheet1.D182"/>
    </style:style>
    <style:style style:name="ce9" style:family="table-cell" style:parent-style-name="Default">
      <style:map style:condition="cell-content()=MAX([.D186:.D364])" style:apply-style-name="Good" style:base-cell-address="Sheet1.D186"/>
    </style:style>
    <style:style style:name="ce10" style:family="table-cell" style:parent-style-name="Default">
      <style:map style:condition="cell-content()=MAX([.D4:.D202])" style:apply-style-name="Good" style:base-cell-address="Sheet1.D4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map style:condition="cell-content()=MAX([.E4:.E202])" style:apply-style-name="Good" style:base-cell-address="Sheet1.E4"/>
    </style:style>
    <style:style style:name="ce13" style:family="table-cell" style:parent-style-name="Default">
      <style:text-properties fo:font-weight="bold" style:font-weight-asian="bold" style:font-weight-complex="bold"/>
      <style:map style:condition="cell-content()=MAX([.E4:.E202])" style:apply-style-name="Good" style:base-cell-address="Sheet1.E4"/>
    </style:style>
    <style:style style:name="ce14" style:family="table-cell" style:parent-style-name="Default">
      <style:text-properties fo:font-weight="bold" style:font-weight-asian="bold" style:font-weight-complex="bold"/>
      <style:map style:condition="cell-content()=MAX([.D130:.D324])" style:apply-style-name="Good" style:base-cell-address="Sheet1.D130"/>
    </style:style>
    <style:style style:name="ce15" style:family="table-cell" style:parent-style-name="Default">
      <style:map style:condition="cell-content()=MAX([.G4:.G202])" style:apply-style-name="Good" style:base-cell-address="Sheet1.G4"/>
    </style:style>
    <style:style style:name="ce16" style:family="table-cell" style:parent-style-name="Default">
      <style:map style:condition="cell-content()=MAX([.D4:.D202])" style:apply-style-name="Good" style:base-cell-address="Sheet1.D4"/>
    </style:style>
    <style:style style:name="ce17" style:family="table-cell" style:parent-style-name="Default">
      <style:text-properties fo:font-weight="bold" style:font-weight-asian="bold" style:font-weight-complex="bold"/>
      <style:map style:condition="cell-content()=MAX([.D4:.D202])" style:apply-style-name="Good" style:base-cell-address="Sheet1.D4"/>
    </style:style>
    <style:style style:name="ce18" style:family="table-cell" style:parent-style-name="Default">
      <style:map style:condition="cell-content()=MAX([.H4:.H202])" style:apply-style-name="Good" style:base-cell-address="Sheet1.H4"/>
    </style:style>
    <style:style style:name="ce19" style:family="table-cell" style:parent-style-name="Default">
      <style:map style:condition="cell-content()=MAX([.H190:.H364])" style:apply-style-name="Good" style:base-cell-address="Sheet1.H190"/>
    </style:style>
    <style:style style:name="ce20" style:family="table-cell" style:parent-style-name="Default">
      <style:map style:condition="cell-content()=MAX([.I4:.I202])" style:apply-style-name="Good" style:base-cell-address="Sheet1.I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3" table:default-cell-style-name="ce12"/>
        <table:table-column table:style-name="co3" table:number-columns-repeated="2" table:default-cell-style-name="ce10"/>
        <table:table-column table:style-name="co3" table:default-cell-style-name="ce18"/>
        <table:table-column table:style-name="co3" table:default-cell-style-name="ce20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Strategy</text:p>
          </table:table-cell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Contributor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ro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string" calcext:value-type="string">
            <text:p>Submission</text:p>
          </table:table-cell>
          <table:table-cell table:number-columns-repeated="2"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0676" calcext:value-type="float">
            <text:p>310676</text:p>
          </table:table-cell>
          <table:table-cell table:style-name="Default" office:value-type="float" office:value="103052" calcext:value-type="float">
            <text:p>103052</text:p>
          </table:table-cell>
          <table:table-cell table:style-name="Default" office:value-type="float" office:value="54835" calcext:value-type="float">
            <text:p>54835</text:p>
          </table:table-cell>
          <table:table-cell table:style-name="Default" office:value-type="float" office:value="1223438" calcext:value-type="float">
            <text:p>1223438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D3:.I3])" office:value-type="float" office:value="1692031" calcext:value-type="float">
            <text:p>1692031</text:p>
          </table:table-cell>
          <table:table-cell office:value-type="float" office:value="2776" calcext:value-type="float">
            <text:p>277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800245" calcext:value-type="float">
            <text:p>800245</text:p>
          </table:table-cell>
          <table:table-cell office:value-type="float" office:value="114723" calcext:value-type="float">
            <text:p>114723</text:p>
          </table:table-cell>
          <table:table-cell table:style-name="ce15" office:value-type="float" office:value="155218" calcext:value-type="float">
            <text:p>155218</text:p>
          </table:table-cell>
          <table:table-cell office:value-type="float" office:value="1225609" calcext:value-type="float">
            <text:p>1225609</text:p>
          </table:table-cell>
          <table:table-cell office:value-type="float" office:value="49094" calcext:value-type="float">
            <text:p>49094</text:p>
          </table:table-cell>
          <table:table-cell table:formula="of:=SUM([.D4:.I4])" office:value-type="float" office:value="2344922" calcext:value-type="float">
            <text:p>2344922</text:p>
          </table:table-cell>
          <table:table-cell office:value-type="float" office:value="1395" calcext:value-type="float">
            <text:p>1395</text:p>
          </table:table-cell>
          <table:table-cell office:value-type="float" office:value="2250985" calcext:value-type="float">
            <text:p>225098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800245" calcext:value-type="float">
            <text:p>800245</text:p>
          </table:table-cell>
          <table:table-cell office:value-type="float" office:value="111536" calcext:value-type="float">
            <text:p>111536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25609" calcext:value-type="float">
            <text:p>1225609</text:p>
          </table:table-cell>
          <table:table-cell office:value-type="float" office:value="51553" calcext:value-type="float">
            <text:p>51553</text:p>
          </table:table-cell>
          <table:table-cell table:formula="of:=SUM([.D5:.I5])" office:value-type="float" office:value="2350696" calcext:value-type="float">
            <text:p>2350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800245" calcext:value-type="float">
            <text:p>800245</text:p>
          </table:table-cell>
          <table:table-cell office:value-type="float" office:value="123325" calcext:value-type="float">
            <text:p>123325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25609" calcext:value-type="float">
            <text:p>1225609</text:p>
          </table:table-cell>
          <table:table-cell office:value-type="float" office:value="50420" calcext:value-type="float">
            <text:p>50420</text:p>
          </table:table-cell>
          <table:table-cell table:formula="of:=SUM([.D6:.I6])" office:value-type="float" office:value="2361352" calcext:value-type="float">
            <text:p>2361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716" calcext:value-type="float">
            <text:p>799716</text:p>
          </table:table-cell>
          <table:table-cell office:value-type="float" office:value="13485" calcext:value-type="float">
            <text:p>13485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164777" calcext:value-type="float">
            <text:p>1164777</text:p>
          </table:table-cell>
          <table:table-cell office:value-type="float" office:value="42876" calcext:value-type="float">
            <text:p>42876</text:p>
          </table:table-cell>
          <table:table-cell table:formula="of:=SUM([.D7:.I7])" office:value-type="float" office:value="2182607" calcext:value-type="float">
            <text:p>2182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610" calcext:value-type="float">
            <text:p>799610</text:p>
          </table:table-cell>
          <table:table-cell office:value-type="float" office:value="6184" calcext:value-type="float">
            <text:p>6184</text:p>
          </table:table-cell>
          <table:table-cell table:style-name="ce15" office:value-type="float" office:value="155218" calcext:value-type="float">
            <text:p>155218</text:p>
          </table:table-cell>
          <table:table-cell office:value-type="float" office:value="1264912" calcext:value-type="float">
            <text:p>1264912</text:p>
          </table:table-cell>
          <table:table-cell office:value-type="float" office:value="25028" calcext:value-type="float">
            <text:p>25028</text:p>
          </table:table-cell>
          <table:table-cell table:formula="of:=SUM([.D8:.I8])" office:value-type="float" office:value="2250985" calcext:value-type="float">
            <text:p>2250985</text:p>
          </table:table-cell>
          <table:table-cell office:value-type="float" office:value="1395" calcext:value-type="float">
            <text:p>1395</text:p>
          </table:table-cell>
          <table:table-cell office:value-type="float" office:value="2250985" calcext:value-type="float">
            <text:p>2250985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760" calcext:value-type="float">
            <text:p>799760</text:p>
          </table:table-cell>
          <table:table-cell office:value-type="float" office:value="133288" calcext:value-type="float">
            <text:p>133288</text:p>
          </table:table-cell>
          <table:table-cell table:style-name="ce15" office:value-type="float" office:value="155218" calcext:value-type="float">
            <text:p>155218</text:p>
          </table:table-cell>
          <table:table-cell office:value-type="float" office:value="1264982" calcext:value-type="float">
            <text:p>1264982</text:p>
          </table:table-cell>
          <table:table-cell office:value-type="float" office:value="337417" calcext:value-type="float">
            <text:p>337417</text:p>
          </table:table-cell>
          <table:table-cell table:formula="of:=SUM([.D9:.I9])" office:value-type="float" office:value="2690698" calcext:value-type="float">
            <text:p>2690698</text:p>
          </table:table-cell>
          <table:table-cell office:value-type="float" office:value="687" calcext:value-type="float">
            <text:p>687</text:p>
          </table:table-cell>
          <table:table-cell office:value-type="float" office:value="2690698" calcext:value-type="float">
            <text:p>269069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760" calcext:value-type="float">
            <text:p>799760</text:p>
          </table:table-cell>
          <table:table-cell office:value-type="float" office:value="141467" calcext:value-type="float">
            <text:p>141467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64982" calcext:value-type="float">
            <text:p>1264982</text:p>
          </table:table-cell>
          <table:table-cell office:value-type="float" office:value="344198" calcext:value-type="float">
            <text:p>344198</text:p>
          </table:table-cell>
          <table:table-cell table:formula="of:=SUM([.D10:.I10])" office:value-type="float" office:value="2712160" calcext:value-type="float">
            <text:p>2712160</text:p>
          </table:table-cell>
          <table:table-cell office:value-type="float" office:value="658" calcext:value-type="float">
            <text:p>658</text:p>
          </table:table-cell>
          <table:table-cell office:value-type="float" office:value="2712160" calcext:value-type="float">
            <text:p>271216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610" calcext:value-type="float">
            <text:p>799610</text:p>
          </table:table-cell>
          <table:table-cell office:value-type="float" office:value="6836" calcext:value-type="float">
            <text:p>6836</text:p>
          </table:table-cell>
          <table:table-cell table:style-name="ce15" office:value-type="float" office:value="155218" calcext:value-type="float">
            <text:p>155218</text:p>
          </table:table-cell>
          <table:table-cell office:value-type="float" office:value="1263805" calcext:value-type="float">
            <text:p>1263805</text:p>
          </table:table-cell>
          <table:table-cell office:value-type="float" office:value="40066" calcext:value-type="float">
            <text:p>40066</text:p>
          </table:table-cell>
          <table:table-cell table:formula="of:=SUM([.D11:.I11])" office:value-type="float" office:value="2265568" calcext:value-type="float">
            <text:p>2265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610" calcext:value-type="float">
            <text:p>799610</text:p>
          </table:table-cell>
          <table:table-cell office:value-type="float" office:value="10165" calcext:value-type="float">
            <text:p>10165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64046" calcext:value-type="float">
            <text:p>1264046</text:p>
          </table:table-cell>
          <table:table-cell office:value-type="float" office:value="117097" calcext:value-type="float">
            <text:p>117097</text:p>
          </table:table-cell>
          <table:table-cell table:formula="of:=SUM([.D12:.I12])" office:value-type="float" office:value="2352671" calcext:value-type="float">
            <text:p>2352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760" calcext:value-type="float">
            <text:p>799760</text:p>
          </table:table-cell>
          <table:table-cell office:value-type="float" office:value="142381" calcext:value-type="float">
            <text:p>142381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64982" calcext:value-type="float">
            <text:p>1264982</text:p>
          </table:table-cell>
          <table:table-cell office:value-type="float" office:value="331741" calcext:value-type="float">
            <text:p>331741</text:p>
          </table:table-cell>
          <table:table-cell table:formula="of:=SUM([.D13:.I13])" office:value-type="float" office:value="2700617" calcext:value-type="float">
            <text:p>2700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610" calcext:value-type="float">
            <text:p>799610</text:p>
          </table:table-cell>
          <table:table-cell office:value-type="float" office:value="10463" calcext:value-type="float">
            <text:p>10463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64982" calcext:value-type="float">
            <text:p>1264982</text:p>
          </table:table-cell>
          <table:table-cell office:value-type="float" office:value="109975" calcext:value-type="float">
            <text:p>109975</text:p>
          </table:table-cell>
          <table:table-cell table:formula="of:=SUM([.D14:.I14])" office:value-type="float" office:value="2346783" calcext:value-type="float">
            <text:p>2346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760" calcext:value-type="float">
            <text:p>799760</text:p>
          </table:table-cell>
          <table:table-cell office:value-type="float" office:value="144574" calcext:value-type="float">
            <text:p>144574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64982" calcext:value-type="float">
            <text:p>1264982</text:p>
          </table:table-cell>
          <table:table-cell office:value-type="float" office:value="336838" calcext:value-type="float">
            <text:p>336838</text:p>
          </table:table-cell>
          <table:table-cell table:formula="of:=SUM([.D15:.I15])" office:value-type="float" office:value="2707907" calcext:value-type="float">
            <text:p>2707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610" calcext:value-type="float">
            <text:p>799610</text:p>
          </table:table-cell>
          <table:table-cell office:value-type="float" office:value="8291" calcext:value-type="float">
            <text:p>8291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64046" calcext:value-type="float">
            <text:p>1264046</text:p>
          </table:table-cell>
          <table:table-cell office:value-type="float" office:value="71567" calcext:value-type="float">
            <text:p>71567</text:p>
          </table:table-cell>
          <table:table-cell table:formula="of:=SUM([.D16:.I16])" office:value-type="float" office:value="2305267" calcext:value-type="float">
            <text:p>2305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32067" calcext:value-type="float">
            <text:p>32067</text:p>
          </table:table-cell>
          <table:table-cell table:style-name="ce15" office:value-type="float" office:value="155218" calcext:value-type="float">
            <text:p>155218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3742" calcext:value-type="float">
            <text:p>33742</text:p>
          </table:table-cell>
          <table:table-cell table:formula="of:=SUM([.D17:.I17])" office:value-type="float" office:value="2660966" calcext:value-type="float">
            <text:p>266096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800102" calcext:value-type="float">
            <text:p>800102</text:p>
          </table:table-cell>
          <table:table-cell office:value-type="float" office:value="31441" calcext:value-type="float">
            <text:p>31441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4787" calcext:value-type="float">
            <text:p>34787</text:p>
          </table:table-cell>
          <table:table-cell table:formula="of:=SUM([.D18:.I18])" office:value-type="float" office:value="2668017" calcext:value-type="float">
            <text:p>2668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26246" calcext:value-type="float">
            <text:p>26246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4715" calcext:value-type="float">
            <text:p>34715</text:p>
          </table:table-cell>
          <table:table-cell table:formula="of:=SUM([.D19:.I19])" office:value-type="float" office:value="2662620" calcext:value-type="float">
            <text:p>2662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25910" calcext:value-type="float">
            <text:p>25910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3583" calcext:value-type="float">
            <text:p>33583</text:p>
          </table:table-cell>
          <table:table-cell table:formula="of:=SUM([.D20:.I20])" office:value-type="float" office:value="2661152" calcext:value-type="float">
            <text:p>2661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352" calcext:value-type="float">
            <text:p>79935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4450" calcext:value-type="float">
            <text:p>4450</text:p>
          </table:table-cell>
          <table:table-cell table:formula="of:=SUM([.D21:.I21])" office:value-type="float" office:value="2605489" calcext:value-type="float">
            <text:p>2605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32067" calcext:value-type="float">
            <text:p>32067</text:p>
          </table:table-cell>
          <table:table-cell table:style-name="ce15" office:value-type="float" office:value="155218" calcext:value-type="float">
            <text:p>155218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3596" calcext:value-type="float">
            <text:p>33596</text:p>
          </table:table-cell>
          <table:table-cell table:formula="of:=SUM([.D22:.I22])" office:value-type="float" office:value="2660820" calcext:value-type="float">
            <text:p>2660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800102" calcext:value-type="float">
            <text:p>800102</text:p>
          </table:table-cell>
          <table:table-cell office:value-type="float" office:value="31441" calcext:value-type="float">
            <text:p>31441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6560" calcext:value-type="float">
            <text:p>36560</text:p>
          </table:table-cell>
          <table:table-cell table:formula="of:=SUM([.D23:.I23])" office:value-type="float" office:value="2669790" calcext:value-type="float">
            <text:p>2669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26246" calcext:value-type="float">
            <text:p>26246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5245" calcext:value-type="float">
            <text:p>35245</text:p>
          </table:table-cell>
          <table:table-cell table:formula="of:=SUM([.D24:.I24])" office:value-type="float" office:value="2663150" calcext:value-type="float">
            <text:p>2663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25910" calcext:value-type="float">
            <text:p>25910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6406" calcext:value-type="float">
            <text:p>36406</text:p>
          </table:table-cell>
          <table:table-cell table:formula="of:=SUM([.D25:.I25])" office:value-type="float" office:value="2663975" calcext:value-type="float">
            <text:p>2663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352" calcext:value-type="float">
            <text:p>79935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4450" calcext:value-type="float">
            <text:p>4450</text:p>
          </table:table-cell>
          <table:table-cell table:formula="of:=SUM([.D26:.I26])" office:value-type="float" office:value="2605489" calcext:value-type="float">
            <text:p>2605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32067" calcext:value-type="float">
            <text:p>32067</text:p>
          </table:table-cell>
          <table:table-cell table:style-name="ce15" office:value-type="float" office:value="155218" calcext:value-type="float">
            <text:p>155218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3737" calcext:value-type="float">
            <text:p>33737</text:p>
          </table:table-cell>
          <table:table-cell table:formula="of:=SUM([.D27:.I27])" office:value-type="float" office:value="2660961" calcext:value-type="float">
            <text:p>2660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800102" calcext:value-type="float">
            <text:p>800102</text:p>
          </table:table-cell>
          <table:table-cell office:value-type="float" office:value="31441" calcext:value-type="float">
            <text:p>31441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5815" calcext:value-type="float">
            <text:p>35815</text:p>
          </table:table-cell>
          <table:table-cell table:formula="of:=SUM([.D28:.I28])" office:value-type="float" office:value="2669045" calcext:value-type="float">
            <text:p>2669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26246" calcext:value-type="float">
            <text:p>26246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5842" calcext:value-type="float">
            <text:p>35842</text:p>
          </table:table-cell>
          <table:table-cell table:formula="of:=SUM([.D29:.I29])" office:value-type="float" office:value="2663747" calcext:value-type="float">
            <text:p>2663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25910" calcext:value-type="float">
            <text:p>25910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6597" calcext:value-type="float">
            <text:p>36597</text:p>
          </table:table-cell>
          <table:table-cell table:formula="of:=SUM([.D30:.I30])" office:value-type="float" office:value="2664166" calcext:value-type="float">
            <text:p>2664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352" calcext:value-type="float">
            <text:p>79935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4450" calcext:value-type="float">
            <text:p>4450</text:p>
          </table:table-cell>
          <table:table-cell table:formula="of:=SUM([.D31:.I31])" office:value-type="float" office:value="2605489" calcext:value-type="float">
            <text:p>2605489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577" calcext:value-type="float">
            <text:p>799577</text:p>
          </table:table-cell>
          <table:table-cell office:value-type="float" office:value="7502" calcext:value-type="float">
            <text:p>7502</text:p>
          </table:table-cell>
          <table:table-cell table:style-name="ce15" office:value-type="float" office:value="155218" calcext:value-type="float">
            <text:p>155218</text:p>
          </table:table-cell>
          <table:table-cell office:value-type="float" office:value="1230074" calcext:value-type="float">
            <text:p>1230074</text:p>
          </table:table-cell>
          <table:table-cell office:value-type="float" office:value="71916" calcext:value-type="float">
            <text:p>71916</text:p>
          </table:table-cell>
          <table:table-cell table:formula="of:=SUM([.D33:.I33])" office:value-type="float" office:value="2264320" calcext:value-type="float">
            <text:p>2264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245" calcext:value-type="float">
            <text:p>800245</text:p>
          </table:table-cell>
          <table:table-cell office:value-type="float" office:value="139137" calcext:value-type="float">
            <text:p>139137</text:p>
          </table:table-cell>
          <table:table-cell table:style-name="ce15" office:value-type="float" office:value="155218" calcext:value-type="float">
            <text:p>155218</text:p>
          </table:table-cell>
          <table:table-cell office:value-type="float" office:value="1272574" calcext:value-type="float">
            <text:p>1272574</text:p>
          </table:table-cell>
          <table:table-cell office:value-type="float" office:value="211353" calcext:value-type="float">
            <text:p>211353</text:p>
          </table:table-cell>
          <table:table-cell table:formula="of:=SUM([.D34:.I34])" office:value-type="float" office:value="2578560" calcext:value-type="float">
            <text:p>2578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245" calcext:value-type="float">
            <text:p>800245</text:p>
          </table:table-cell>
          <table:table-cell office:value-type="float" office:value="154517" calcext:value-type="float">
            <text:p>154517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72574" calcext:value-type="float">
            <text:p>1272574</text:p>
          </table:table-cell>
          <table:table-cell office:value-type="float" office:value="213068" calcext:value-type="float">
            <text:p>213068</text:p>
          </table:table-cell>
          <table:table-cell table:formula="of:=SUM([.D35:.I35])" office:value-type="float" office:value="2602157" calcext:value-type="float">
            <text:p>2602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567" calcext:value-type="float">
            <text:p>799567</text:p>
          </table:table-cell>
          <table:table-cell office:value-type="float" office:value="10367" calcext:value-type="float">
            <text:p>10367</text:p>
          </table:table-cell>
          <table:table-cell table:style-name="ce15" office:value-type="float" office:value="155218" calcext:value-type="float">
            <text:p>155218</text:p>
          </table:table-cell>
          <table:table-cell office:value-type="float" office:value="1272574" calcext:value-type="float">
            <text:p>1272574</text:p>
          </table:table-cell>
          <table:table-cell office:value-type="float" office:value="88738" calcext:value-type="float">
            <text:p>88738</text:p>
          </table:table-cell>
          <table:table-cell table:formula="of:=SUM([.D36:.I36])" office:value-type="float" office:value="2326497" calcext:value-type="float">
            <text:p>2326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094" calcext:value-type="float">
            <text:p>800094</text:p>
          </table:table-cell>
          <table:table-cell office:value-type="float" office:value="43782" calcext:value-type="float">
            <text:p>43782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31523" calcext:value-type="float">
            <text:p>1231523</text:p>
          </table:table-cell>
          <table:table-cell office:value-type="float" office:value="131165" calcext:value-type="float">
            <text:p>131165</text:p>
          </table:table-cell>
          <table:table-cell table:formula="of:=SUM([.D37:.I37])" office:value-type="float" office:value="2368317" calcext:value-type="float">
            <text:p>2368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245" calcext:value-type="float">
            <text:p>800245</text:p>
          </table:table-cell>
          <table:table-cell office:value-type="float" office:value="167204" calcext:value-type="float">
            <text:p>167204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72574" calcext:value-type="float">
            <text:p>1272574</text:p>
          </table:table-cell>
          <table:table-cell office:value-type="float" office:value="198540" calcext:value-type="float">
            <text:p>198540</text:p>
          </table:table-cell>
          <table:table-cell table:formula="of:=SUM([.D38:.I38])" office:value-type="float" office:value="2600316" calcext:value-type="float">
            <text:p>2600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716" calcext:value-type="float">
            <text:p>799716</text:p>
          </table:table-cell>
          <table:table-cell office:value-type="float" office:value="55100" calcext:value-type="float">
            <text:p>55100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72574" calcext:value-type="float">
            <text:p>1272574</text:p>
          </table:table-cell>
          <table:table-cell office:value-type="float" office:value="109761" calcext:value-type="float">
            <text:p>109761</text:p>
          </table:table-cell>
          <table:table-cell table:formula="of:=SUM([.D39:.I39])" office:value-type="float" office:value="2398904" calcext:value-type="float">
            <text:p>2398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245" calcext:value-type="float">
            <text:p>800245</text:p>
          </table:table-cell>
          <table:table-cell office:value-type="float" office:value="160273" calcext:value-type="float">
            <text:p>160273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72574" calcext:value-type="float">
            <text:p>1272574</text:p>
          </table:table-cell>
          <table:table-cell office:value-type="float" office:value="195574" calcext:value-type="float">
            <text:p>195574</text:p>
          </table:table-cell>
          <table:table-cell table:formula="of:=SUM([.D40:.I40])" office:value-type="float" office:value="2590419" calcext:value-type="float">
            <text:p>2590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716" calcext:value-type="float">
            <text:p>799716</text:p>
          </table:table-cell>
          <table:table-cell office:value-type="float" office:value="52984" calcext:value-type="float">
            <text:p>52984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31523" calcext:value-type="float">
            <text:p>1231523</text:p>
          </table:table-cell>
          <table:table-cell office:value-type="float" office:value="108367" calcext:value-type="float">
            <text:p>108367</text:p>
          </table:table-cell>
          <table:table-cell table:formula="of:=SUM([.D41:.I41])" office:value-type="float" office:value="2354343" calcext:value-type="float">
            <text:p>235434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760" calcext:value-type="float">
            <text:p>799760</text:p>
          </table:table-cell>
          <table:table-cell office:value-type="float" office:value="181145" calcext:value-type="float">
            <text:p>181145</text:p>
          </table:table-cell>
          <table:table-cell office:value-type="float" office:value="155218" calcext:value-type="float">
            <text:p>155218</text:p>
          </table:table-cell>
          <table:table-cell office:value-type="float" office:value="1319186" calcext:value-type="float">
            <text:p>1319186</text:p>
          </table:table-cell>
          <table:table-cell office:value-type="float" office:value="494259" calcext:value-type="float">
            <text:p>494259</text:p>
          </table:table-cell>
          <table:table-cell table:formula="of:=SUM([.D42:.I42])" office:value-type="float" office:value="2949601" calcext:value-type="float">
            <text:p>2949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760" calcext:value-type="float">
            <text:p>799760</text:p>
          </table:table-cell>
          <table:table-cell office:value-type="float" office:value="203745" calcext:value-type="float">
            <text:p>203745</text:p>
          </table:table-cell>
          <table:table-cell office:value-type="float" office:value="161720" calcext:value-type="float">
            <text:p>161720</text:p>
          </table:table-cell>
          <table:table-cell office:value-type="float" office:value="1319186" calcext:value-type="float">
            <text:p>1319186</text:p>
          </table:table-cell>
          <table:table-cell office:value-type="float" office:value="494006" calcext:value-type="float">
            <text:p>494006</text:p>
          </table:table-cell>
          <table:table-cell table:formula="of:=SUM([.D43:.I43])" office:value-type="float" office:value="2978450" calcext:value-type="float">
            <text:p>2978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760" calcext:value-type="float">
            <text:p>799760</text:p>
          </table:table-cell>
          <table:table-cell office:value-type="float" office:value="198682" calcext:value-type="float">
            <text:p>198682</text:p>
          </table:table-cell>
          <table:table-cell office:value-type="float" office:value="161720" calcext:value-type="float">
            <text:p>161720</text:p>
          </table:table-cell>
          <table:table-cell office:value-type="float" office:value="1319186" calcext:value-type="float">
            <text:p>1319186</text:p>
          </table:table-cell>
          <table:table-cell office:value-type="float" office:value="482691" calcext:value-type="float">
            <text:p>482691</text:p>
          </table:table-cell>
          <table:table-cell table:formula="of:=SUM([.D44:.I44])" office:value-type="float" office:value="2962072" calcext:value-type="float">
            <text:p>2962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760" calcext:value-type="float">
            <text:p>799760</text:p>
          </table:table-cell>
          <table:table-cell office:value-type="float" office:value="199005" calcext:value-type="float">
            <text:p>199005</text:p>
          </table:table-cell>
          <table:table-cell office:value-type="float" office:value="161720" calcext:value-type="float">
            <text:p>161720</text:p>
          </table:table-cell>
          <table:table-cell office:value-type="float" office:value="1319186" calcext:value-type="float">
            <text:p>1319186</text:p>
          </table:table-cell>
          <table:table-cell office:value-type="float" office:value="485901" calcext:value-type="float">
            <text:p>485901</text:p>
          </table:table-cell>
          <table:table-cell table:formula="of:=SUM([.D45:.I45])" office:value-type="float" office:value="2965605" calcext:value-type="float">
            <text:p>2965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129863" calcext:value-type="float">
            <text:p>129863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36662" calcext:value-type="float">
            <text:p>336662</text:p>
          </table:table-cell>
          <table:table-cell table:formula="of:=SUM([.D46:.I46])" office:value-type="float" office:value="3061682" calcext:value-type="float">
            <text:p>3061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02" calcext:value-type="float">
            <text:p>800102</text:p>
          </table:table-cell>
          <table:table-cell office:value-type="float" office:value="119646" calcext:value-type="float">
            <text:p>119646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41295" calcext:value-type="float">
            <text:p>341295</text:p>
          </table:table-cell>
          <table:table-cell table:formula="of:=SUM([.D47:.I47])" office:value-type="float" office:value="3062730" calcext:value-type="float">
            <text:p>30627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122910" calcext:value-type="float">
            <text:p>122910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32760" calcext:value-type="float">
            <text:p>332760</text:p>
          </table:table-cell>
          <table:table-cell table:formula="of:=SUM([.D48:.I48])" office:value-type="float" office:value="3057329" calcext:value-type="float">
            <text:p>3057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134031" calcext:value-type="float">
            <text:p>134031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25221" calcext:value-type="float">
            <text:p>325221</text:p>
          </table:table-cell>
          <table:table-cell table:formula="of:=SUM([.D49:.I49])" office:value-type="float" office:value="3060911" calcext:value-type="float">
            <text:p>3060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38" calcext:value-type="float">
            <text:p>800138</text:p>
          </table:table-cell>
          <table:table-cell office:value-type="float" office:value="165603" calcext:value-type="float">
            <text:p>165603</text:p>
          </table:table-cell>
          <table:table-cell office:value-type="float" office:value="155218" calcext:value-type="float">
            <text:p>155218</text:p>
          </table:table-cell>
          <table:table-cell office:value-type="float" office:value="1285620" calcext:value-type="float">
            <text:p>1285620</text:p>
          </table:table-cell>
          <table:table-cell office:value-type="float" office:value="395602" calcext:value-type="float">
            <text:p>395602</text:p>
          </table:table-cell>
          <table:table-cell table:formula="of:=SUM([.D50:.I50])" office:value-type="float" office:value="2802214" calcext:value-type="float">
            <text:p>2802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207" calcext:value-type="float">
            <text:p>800207</text:p>
          </table:table-cell>
          <table:table-cell office:value-type="float" office:value="187684" calcext:value-type="float">
            <text:p>187684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85620" calcext:value-type="float">
            <text:p>1285620</text:p>
          </table:table-cell>
          <table:table-cell office:value-type="float" office:value="408391" calcext:value-type="float">
            <text:p>408391</text:p>
          </table:table-cell>
          <table:table-cell table:formula="of:=SUM([.D51:.I51])" office:value-type="float" office:value="2843655" calcext:value-type="float">
            <text:p>2843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38" calcext:value-type="float">
            <text:p>800138</text:p>
          </table:table-cell>
          <table:table-cell office:value-type="float" office:value="196219" calcext:value-type="float">
            <text:p>196219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85620" calcext:value-type="float">
            <text:p>1285620</text:p>
          </table:table-cell>
          <table:table-cell office:value-type="float" office:value="399761" calcext:value-type="float">
            <text:p>399761</text:p>
          </table:table-cell>
          <table:table-cell table:formula="of:=SUM([.D52:.I52])" office:value-type="float" office:value="2843491" calcext:value-type="float">
            <text:p>2843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38" calcext:value-type="float">
            <text:p>800138</text:p>
          </table:table-cell>
          <table:table-cell office:value-type="float" office:value="183812" calcext:value-type="float">
            <text:p>183812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85620" calcext:value-type="float">
            <text:p>1285620</text:p>
          </table:table-cell>
          <table:table-cell office:value-type="float" office:value="405911" calcext:value-type="float">
            <text:p>405911</text:p>
          </table:table-cell>
          <table:table-cell table:formula="of:=SUM([.D53:.I53])" office:value-type="float" office:value="2837234" calcext:value-type="float">
            <text:p>2837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38" calcext:value-type="float">
            <text:p>800138</text:p>
          </table:table-cell>
          <table:table-cell office:value-type="float" office:value="165603" calcext:value-type="float">
            <text:p>165603</text:p>
          </table:table-cell>
          <table:table-cell office:value-type="float" office:value="155218" calcext:value-type="float">
            <text:p>155218</text:p>
          </table:table-cell>
          <table:table-cell office:value-type="float" office:value="1277916" calcext:value-type="float">
            <text:p>1277916</text:p>
          </table:table-cell>
          <table:table-cell office:value-type="float" office:value="395874" calcext:value-type="float">
            <text:p>395874</text:p>
          </table:table-cell>
          <table:table-cell table:formula="of:=SUM([.D54:.I54])" office:value-type="float" office:value="2794782" calcext:value-type="float">
            <text:p>2794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207" calcext:value-type="float">
            <text:p>800207</text:p>
          </table:table-cell>
          <table:table-cell office:value-type="float" office:value="187984" calcext:value-type="float">
            <text:p>187984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77916" calcext:value-type="float">
            <text:p>1277916</text:p>
          </table:table-cell>
          <table:table-cell office:value-type="float" office:value="408543" calcext:value-type="float">
            <text:p>408543</text:p>
          </table:table-cell>
          <table:table-cell table:formula="of:=SUM([.D55:.I55])" office:value-type="float" office:value="2836403" calcext:value-type="float">
            <text:p>2836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38" calcext:value-type="float">
            <text:p>800138</text:p>
          </table:table-cell>
          <table:table-cell office:value-type="float" office:value="196219" calcext:value-type="float">
            <text:p>196219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77916" calcext:value-type="float">
            <text:p>1277916</text:p>
          </table:table-cell>
          <table:table-cell office:value-type="float" office:value="399538" calcext:value-type="float">
            <text:p>399538</text:p>
          </table:table-cell>
          <table:table-cell table:formula="of:=SUM([.D56:.I56])" office:value-type="float" office:value="2835564" calcext:value-type="float">
            <text:p>283556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38" calcext:value-type="float">
            <text:p>800138</text:p>
          </table:table-cell>
          <table:table-cell office:value-type="float" office:value="183812" calcext:value-type="float">
            <text:p>183812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77916" calcext:value-type="float">
            <text:p>1277916</text:p>
          </table:table-cell>
          <table:table-cell office:value-type="float" office:value="405972" calcext:value-type="float">
            <text:p>405972</text:p>
          </table:table-cell>
          <table:table-cell table:formula="of:=SUM([.D57:.I57])" office:value-type="float" office:value="2829591" calcext:value-type="float">
            <text:p>2829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65603" calcext:value-type="float">
            <text:p>165603</text:p>
          </table:table-cell>
          <table:table-cell office:value-type="float" office:value="155218" calcext:value-type="float">
            <text:p>155218</text:p>
          </table:table-cell>
          <table:table-cell office:value-type="float" office:value="1285003" calcext:value-type="float">
            <text:p>1285003</text:p>
          </table:table-cell>
          <table:table-cell office:value-type="float" office:value="398773" calcext:value-type="float">
            <text:p>398773</text:p>
          </table:table-cell>
          <table:table-cell table:formula="of:=SUM([.D58:.I58])" office:value-type="float" office:value="2804755" calcext:value-type="float">
            <text:p>2804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207" calcext:value-type="float">
            <text:p>800207</text:p>
          </table:table-cell>
          <table:table-cell office:value-type="float" office:value="187984" calcext:value-type="float">
            <text:p>187984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85003" calcext:value-type="float">
            <text:p>1285003</text:p>
          </table:table-cell>
          <table:table-cell office:value-type="float" office:value="408174" calcext:value-type="float">
            <text:p>408174</text:p>
          </table:table-cell>
          <table:table-cell table:formula="of:=SUM([.D59:.I59])" office:value-type="float" office:value="2843108" calcext:value-type="float">
            <text:p>2843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96219" calcext:value-type="float">
            <text:p>196219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85003" calcext:value-type="float">
            <text:p>1285003</text:p>
          </table:table-cell>
          <table:table-cell office:value-type="float" office:value="402157" calcext:value-type="float">
            <text:p>402157</text:p>
          </table:table-cell>
          <table:table-cell table:formula="of:=SUM([.D60:.I60])" office:value-type="float" office:value="2845257" calcext:value-type="float">
            <text:p>2845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83812" calcext:value-type="float">
            <text:p>183812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85003" calcext:value-type="float">
            <text:p>1285003</text:p>
          </table:table-cell>
          <table:table-cell office:value-type="float" office:value="404320" calcext:value-type="float">
            <text:p>404320</text:p>
          </table:table-cell>
          <table:table-cell table:formula="of:=SUM([.D61:.I61])" office:value-type="float" office:value="2835013" calcext:value-type="float">
            <text:p>2835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65603" calcext:value-type="float">
            <text:p>165603</text:p>
          </table:table-cell>
          <table:table-cell office:value-type="float" office:value="155218" calcext:value-type="float">
            <text:p>155218</text:p>
          </table:table-cell>
          <table:table-cell office:value-type="float" office:value="1278824" calcext:value-type="float">
            <text:p>1278824</text:p>
          </table:table-cell>
          <table:table-cell office:value-type="float" office:value="395874" calcext:value-type="float">
            <text:p>395874</text:p>
          </table:table-cell>
          <table:table-cell table:formula="of:=SUM([.D62:.I62])" office:value-type="float" office:value="2795677" calcext:value-type="float">
            <text:p>2795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207" calcext:value-type="float">
            <text:p>800207</text:p>
          </table:table-cell>
          <table:table-cell office:value-type="float" office:value="187984" calcext:value-type="float">
            <text:p>187984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78824" calcext:value-type="float">
            <text:p>1278824</text:p>
          </table:table-cell>
          <table:table-cell office:value-type="float" office:value="408543" calcext:value-type="float">
            <text:p>408543</text:p>
          </table:table-cell>
          <table:table-cell table:formula="of:=SUM([.D63:.I63])" office:value-type="float" office:value="2837298" calcext:value-type="float">
            <text:p>2837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96219" calcext:value-type="float">
            <text:p>196219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78824" calcext:value-type="float">
            <text:p>1278824</text:p>
          </table:table-cell>
          <table:table-cell office:value-type="float" office:value="399538" calcext:value-type="float">
            <text:p>399538</text:p>
          </table:table-cell>
          <table:table-cell table:formula="of:=SUM([.D64:.I64])" office:value-type="float" office:value="2836459" calcext:value-type="float">
            <text:p>2836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83812" calcext:value-type="float">
            <text:p>183812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78824" calcext:value-type="float">
            <text:p>1278824</text:p>
          </table:table-cell>
          <table:table-cell office:value-type="float" office:value="405972" calcext:value-type="float">
            <text:p>405972</text:p>
          </table:table-cell>
          <table:table-cell table:formula="of:=SUM([.D65:.I65])" office:value-type="float" office:value="2830486" calcext:value-type="float">
            <text:p>2830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65603" calcext:value-type="float">
            <text:p>165603</text:p>
          </table:table-cell>
          <table:table-cell office:value-type="float" office:value="155218" calcext:value-type="float">
            <text:p>155218</text:p>
          </table:table-cell>
          <table:table-cell office:value-type="float" office:value="1278824" calcext:value-type="float">
            <text:p>1278824</text:p>
          </table:table-cell>
          <table:table-cell office:value-type="float" office:value="398773" calcext:value-type="float">
            <text:p>398773</text:p>
          </table:table-cell>
          <table:table-cell table:formula="of:=SUM([.D66:.I66])" office:value-type="float" office:value="2798576" calcext:value-type="float">
            <text:p>2798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207" calcext:value-type="float">
            <text:p>800207</text:p>
          </table:table-cell>
          <table:table-cell office:value-type="float" office:value="187984" calcext:value-type="float">
            <text:p>187984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78824" calcext:value-type="float">
            <text:p>1278824</text:p>
          </table:table-cell>
          <table:table-cell office:value-type="float" office:value="408174" calcext:value-type="float">
            <text:p>408174</text:p>
          </table:table-cell>
          <table:table-cell table:formula="of:=SUM([.D67:.I67])" office:value-type="float" office:value="2836929" calcext:value-type="float">
            <text:p>2836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96219" calcext:value-type="float">
            <text:p>196219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78824" calcext:value-type="float">
            <text:p>1278824</text:p>
          </table:table-cell>
          <table:table-cell office:value-type="float" office:value="402157" calcext:value-type="float">
            <text:p>402157</text:p>
          </table:table-cell>
          <table:table-cell table:formula="of:=SUM([.D68:.I68])" office:value-type="float" office:value="2839078" calcext:value-type="float">
            <text:p>2839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83812" calcext:value-type="float">
            <text:p>183812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78824" calcext:value-type="float">
            <text:p>1278824</text:p>
          </table:table-cell>
          <table:table-cell office:value-type="float" office:value="404320" calcext:value-type="float">
            <text:p>404320</text:p>
          </table:table-cell>
          <table:table-cell table:formula="of:=SUM([.D69:.I69])" office:value-type="float" office:value="2828834" calcext:value-type="float">
            <text:p>2828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65603" calcext:value-type="float">
            <text:p>165603</text:p>
          </table:table-cell>
          <table:table-cell office:value-type="float" office:value="155218" calcext:value-type="float">
            <text:p>155218</text:p>
          </table:table-cell>
          <table:table-cell office:value-type="float" office:value="1287130" calcext:value-type="float">
            <text:p>1287130</text:p>
          </table:table-cell>
          <table:table-cell office:value-type="float" office:value="395602" calcext:value-type="float">
            <text:p>395602</text:p>
          </table:table-cell>
          <table:table-cell table:formula="of:=SUM([.D70:.I70])" office:value-type="float" office:value="2803711" calcext:value-type="float">
            <text:p>2803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207" calcext:value-type="float">
            <text:p>800207</text:p>
          </table:table-cell>
          <table:table-cell office:value-type="float" office:value="187984" calcext:value-type="float">
            <text:p>187984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87130" calcext:value-type="float">
            <text:p>1287130</text:p>
          </table:table-cell>
          <table:table-cell office:value-type="float" office:value="406630" calcext:value-type="float">
            <text:p>406630</text:p>
          </table:table-cell>
          <table:table-cell table:formula="of:=SUM([.D71:.I71])" office:value-type="float" office:value="2843691" calcext:value-type="float">
            <text:p>2843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96219" calcext:value-type="float">
            <text:p>196219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87130" calcext:value-type="float">
            <text:p>1287130</text:p>
          </table:table-cell>
          <table:table-cell office:value-type="float" office:value="399761" calcext:value-type="float">
            <text:p>399761</text:p>
          </table:table-cell>
          <table:table-cell table:formula="of:=SUM([.D72:.I72])" office:value-type="float" office:value="2844988" calcext:value-type="float">
            <text:p>2844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83812" calcext:value-type="float">
            <text:p>183812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87130" calcext:value-type="float">
            <text:p>1287130</text:p>
          </table:table-cell>
          <table:table-cell office:value-type="float" office:value="405911" calcext:value-type="float">
            <text:p>405911</text:p>
          </table:table-cell>
          <table:table-cell table:formula="of:=SUM([.D73:.I73])" office:value-type="float" office:value="2838731" calcext:value-type="float">
            <text:p>2838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129863" calcext:value-type="float">
            <text:p>129863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50118" calcext:value-type="float">
            <text:p>350118</text:p>
          </table:table-cell>
          <table:table-cell table:formula="of:=SUM([.D74:.I74])" office:value-type="float" office:value="3075138" calcext:value-type="float">
            <text:p>3075138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02" calcext:value-type="float">
            <text:p>800102</text:p>
          </table:table-cell>
          <table:table-cell office:value-type="float" office:value="119646" calcext:value-type="float">
            <text:p>119646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33118" calcext:value-type="float">
            <text:p>333118</text:p>
          </table:table-cell>
          <table:table-cell table:formula="of:=SUM([.D75:.I75])" office:value-type="float" office:value="3054553" calcext:value-type="float">
            <text:p>3054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122910" calcext:value-type="float">
            <text:p>122910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43875" calcext:value-type="float">
            <text:p>343875</text:p>
          </table:table-cell>
          <table:table-cell table:formula="of:=SUM([.D76:.I76])" office:value-type="float" office:value="3068444" calcext:value-type="float">
            <text:p>3068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134031" calcext:value-type="float">
            <text:p>134031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35333" calcext:value-type="float">
            <text:p>335333</text:p>
          </table:table-cell>
          <table:table-cell table:formula="of:=SUM([.D77:.I77])" office:value-type="float" office:value="3071023" calcext:value-type="float">
            <text:p>3071023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129863" calcext:value-type="float">
            <text:p>129863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40875" calcext:value-type="float">
            <text:p>340875</text:p>
          </table:table-cell>
          <table:table-cell table:formula="of:=SUM([.D78:.I78])" office:value-type="float" office:value="3065895" calcext:value-type="float">
            <text:p>3065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02" calcext:value-type="float">
            <text:p>800102</text:p>
          </table:table-cell>
          <table:table-cell office:value-type="float" office:value="119646" calcext:value-type="float">
            <text:p>119646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38563" calcext:value-type="float">
            <text:p>338563</text:p>
          </table:table-cell>
          <table:table-cell table:formula="of:=SUM([.D79:.I79])" office:value-type="float" office:value="3059998" calcext:value-type="float">
            <text:p>305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122910" calcext:value-type="float">
            <text:p>122910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29937" calcext:value-type="float">
            <text:p>329937</text:p>
          </table:table-cell>
          <table:table-cell table:formula="of:=SUM([.D80:.I80])" office:value-type="float" office:value="3054506" calcext:value-type="float">
            <text:p>3054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134031" calcext:value-type="float">
            <text:p>134031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29475" calcext:value-type="float">
            <text:p>329475</text:p>
          </table:table-cell>
          <table:table-cell table:formula="of:=SUM([.D81:.I81])" office:value-type="float" office:value="3065165" calcext:value-type="float">
            <text:p>3065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1.2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298" calcext:value-type="float">
            <text:p>800298</text:p>
          </table:table-cell>
          <table:table-cell office:value-type="float" office:value="168734" calcext:value-type="float">
            <text:p>168734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32839" calcext:value-type="float">
            <text:p>332839</text:p>
          </table:table-cell>
          <table:table-cell table:formula="of:=SUM([.D82:.I82])" office:value-type="float" office:value="3096864" calcext:value-type="float">
            <text:p>3096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1.2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418" calcext:value-type="float">
            <text:p>800418</text:p>
          </table:table-cell>
          <table:table-cell office:value-type="float" office:value="168254" calcext:value-type="float">
            <text:p>168254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28425" calcext:value-type="float">
            <text:p>328425</text:p>
          </table:table-cell>
          <table:table-cell table:formula="of:=SUM([.D83:.I83])" office:value-type="float" office:value="3098592" calcext:value-type="float">
            <text:p>3098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2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298" calcext:value-type="float">
            <text:p>800298</text:p>
          </table:table-cell>
          <table:table-cell office:value-type="float" office:value="172767" calcext:value-type="float">
            <text:p>172767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23446" calcext:value-type="float">
            <text:p>323446</text:p>
          </table:table-cell>
          <table:table-cell table:formula="of:=SUM([.D84:.I84])" office:value-type="float" office:value="3098006" calcext:value-type="float">
            <text:p>3098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1.2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298" calcext:value-type="float">
            <text:p>800298</text:p>
          </table:table-cell>
          <table:table-cell office:value-type="float" office:value="173365" calcext:value-type="float">
            <text:p>173365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27360" calcext:value-type="float">
            <text:p>327360</text:p>
          </table:table-cell>
          <table:table-cell table:formula="of:=SUM([.D85:.I85])" office:value-type="float" office:value="3102518" calcext:value-type="float">
            <text:p>3102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1.1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1302" calcext:value-type="float">
            <text:p>161302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36013" calcext:value-type="float">
            <text:p>336013</text:p>
          </table:table-cell>
          <table:table-cell table:formula="of:=SUM([.D86:.I86])" office:value-type="float" office:value="3092502" calcext:value-type="float">
            <text:p>3092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1.1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28" calcext:value-type="float">
            <text:p>800328</text:p>
          </table:table-cell>
          <table:table-cell office:value-type="float" office:value="148039" calcext:value-type="float">
            <text:p>148039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39573" calcext:value-type="float">
            <text:p>339573</text:p>
          </table:table-cell>
          <table:table-cell table:formula="of:=SUM([.D87:.I87])" office:value-type="float" office:value="3089435" calcext:value-type="float">
            <text:p>3089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1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7271" calcext:value-type="float">
            <text:p>167271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33595" calcext:value-type="float">
            <text:p>333595</text:p>
          </table:table-cell>
          <table:table-cell table:formula="of:=SUM([.D88:.I88])" office:value-type="float" office:value="3102555" calcext:value-type="float">
            <text:p>3102555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1.1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59628" calcext:value-type="float">
            <text:p>159628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39111" calcext:value-type="float">
            <text:p>339111</text:p>
          </table:table-cell>
          <table:table-cell table:formula="of:=SUM([.D89:.I89])" office:value-type="float" office:value="3100428" calcext:value-type="float">
            <text:p>3100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1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0278" calcext:value-type="float">
            <text:p>160278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30981" calcext:value-type="float">
            <text:p>330981</text:p>
          </table:table-cell>
          <table:table-cell table:formula="of:=SUM([.D90:.I90])" office:value-type="float" office:value="3086611" calcext:value-type="float">
            <text:p>3086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1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28" calcext:value-type="float">
            <text:p>800328</text:p>
          </table:table-cell>
          <table:table-cell office:value-type="float" office:value="158991" calcext:value-type="float">
            <text:p>158991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27208" calcext:value-type="float">
            <text:p>327208</text:p>
          </table:table-cell>
          <table:table-cell table:formula="of:=SUM([.D91:.I91])" office:value-type="float" office:value="3088187" calcext:value-type="float">
            <text:p>3088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3072" calcext:value-type="float">
            <text:p>163072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29530" calcext:value-type="float">
            <text:p>329530</text:p>
          </table:table-cell>
          <table:table-cell table:formula="of:=SUM([.D92:.I92])" office:value-type="float" office:value="3094456" calcext:value-type="float">
            <text:p>3094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1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6435" calcext:value-type="float">
            <text:p>166435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29475" calcext:value-type="float">
            <text:p>329475</text:p>
          </table:table-cell>
          <table:table-cell table:formula="of:=SUM([.D93:.I93])" office:value-type="float" office:value="3097764" calcext:value-type="float">
            <text:p>3097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0.9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5101" calcext:value-type="float">
            <text:p>165101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858" calcext:value-type="float">
            <text:p>1639858</text:p>
          </table:table-cell>
          <table:table-cell office:value-type="float" office:value="316374" calcext:value-type="float">
            <text:p>316374</text:p>
          </table:table-cell>
          <table:table-cell table:formula="of:=SUM([.D94:.I94])" office:value-type="float" office:value="3076778" calcext:value-type="float">
            <text:p>3076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0.9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28" calcext:value-type="float">
            <text:p>800328</text:p>
          </table:table-cell>
          <table:table-cell office:value-type="float" office:value="145153" calcext:value-type="float">
            <text:p>145153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858" calcext:value-type="float">
            <text:p>1639858</text:p>
          </table:table-cell>
          <table:table-cell office:value-type="float" office:value="341366" calcext:value-type="float">
            <text:p>341366</text:p>
          </table:table-cell>
          <table:table-cell table:formula="of:=SUM([.D95:.I95])" office:value-type="float" office:value="3088458" calcext:value-type="float">
            <text:p>3088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0.9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51829" calcext:value-type="float">
            <text:p>151829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858" calcext:value-type="float">
            <text:p>1639858</text:p>
          </table:table-cell>
          <table:table-cell office:value-type="float" office:value="332357" calcext:value-type="float">
            <text:p>332357</text:p>
          </table:table-cell>
          <table:table-cell table:formula="of:=SUM([.D96:.I96])" office:value-type="float" office:value="3085991" calcext:value-type="float">
            <text:p>3085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0.9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0410" calcext:value-type="float">
            <text:p>160410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858" calcext:value-type="float">
            <text:p>1639858</text:p>
          </table:table-cell>
          <table:table-cell office:value-type="float" office:value="332419" calcext:value-type="float">
            <text:p>332419</text:p>
          </table:table-cell>
          <table:table-cell table:formula="of:=SUM([.D97:.I97])" office:value-type="float" office:value="3094634" calcext:value-type="float">
            <text:p>3094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0.8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04" calcext:value-type="float">
            <text:p>800104</text:p>
          </table:table-cell>
          <table:table-cell office:value-type="float" office:value="146679" calcext:value-type="float">
            <text:p>146679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760" calcext:value-type="float">
            <text:p>1639760</text:p>
          </table:table-cell>
          <table:table-cell office:value-type="float" office:value="326715" calcext:value-type="float">
            <text:p>326715</text:p>
          </table:table-cell>
          <table:table-cell table:formula="of:=SUM([.D98:.I98])" office:value-type="float" office:value="3068509" calcext:value-type="float">
            <text:p>3068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0.8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28" calcext:value-type="float">
            <text:p>800328</text:p>
          </table:table-cell>
          <table:table-cell office:value-type="float" office:value="145464" calcext:value-type="float">
            <text:p>145464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760" calcext:value-type="float">
            <text:p>1639760</text:p>
          </table:table-cell>
          <table:table-cell office:value-type="float" office:value="333538" calcext:value-type="float">
            <text:p>333538</text:p>
          </table:table-cell>
          <table:table-cell table:formula="of:=SUM([.D99:.I99])" office:value-type="float" office:value="3080843" calcext:value-type="float">
            <text:p>3080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0.8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04" calcext:value-type="float">
            <text:p>800104</text:p>
          </table:table-cell>
          <table:table-cell office:value-type="float" office:value="139139" calcext:value-type="float">
            <text:p>139139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760" calcext:value-type="float">
            <text:p>1639760</text:p>
          </table:table-cell>
          <table:table-cell office:value-type="float" office:value="308236" calcext:value-type="float">
            <text:p>308236</text:p>
          </table:table-cell>
          <table:table-cell table:formula="of:=SUM([.D100:.I100])" office:value-type="float" office:value="3048992" calcext:value-type="float">
            <text:p>3048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0.8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04" calcext:value-type="float">
            <text:p>800104</text:p>
          </table:table-cell>
          <table:table-cell office:value-type="float" office:value="153430" calcext:value-type="float">
            <text:p>153430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760" calcext:value-type="float">
            <text:p>1639760</text:p>
          </table:table-cell>
          <table:table-cell office:value-type="float" office:value="347143" calcext:value-type="float">
            <text:p>347143</text:p>
          </table:table-cell>
          <table:table-cell table:formula="of:=SUM([.D101:.I101])" office:value-type="float" office:value="3102190" calcext:value-type="float">
            <text:p>3102190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0.7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11" calcext:value-type="float">
            <text:p>800111</text:p>
          </table:table-cell>
          <table:table-cell office:value-type="float" office:value="146500" calcext:value-type="float">
            <text:p>146500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36711" calcext:value-type="float">
            <text:p>336711</text:p>
          </table:table-cell>
          <table:table-cell table:formula="of:=SUM([.D102:.I102])" office:value-type="float" office:value="3078480" calcext:value-type="float">
            <text:p>3078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0.7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35" calcext:value-type="float">
            <text:p>800335</text:p>
          </table:table-cell>
          <table:table-cell office:value-type="float" office:value="149803" calcext:value-type="float">
            <text:p>149803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37732" calcext:value-type="float">
            <text:p>337732</text:p>
          </table:table-cell>
          <table:table-cell table:formula="of:=SUM([.D103:.I103])" office:value-type="float" office:value="3089530" calcext:value-type="float">
            <text:p>3089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0.7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11" calcext:value-type="float">
            <text:p>800111</text:p>
          </table:table-cell>
          <table:table-cell office:value-type="float" office:value="152821" calcext:value-type="float">
            <text:p>152821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27237" calcext:value-type="float">
            <text:p>327237</text:p>
          </table:table-cell>
          <table:table-cell table:formula="of:=SUM([.D104:.I104])" office:value-type="float" office:value="3081829" calcext:value-type="float">
            <text:p>3081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0.7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11" calcext:value-type="float">
            <text:p>800111</text:p>
          </table:table-cell>
          <table:table-cell office:value-type="float" office:value="143515" calcext:value-type="float">
            <text:p>143515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40296" calcext:value-type="float">
            <text:p>340296</text:p>
          </table:table-cell>
          <table:table-cell table:formula="of:=SUM([.D105:.I105])" office:value-type="float" office:value="3085582" calcext:value-type="float">
            <text:p>3085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0.6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11" calcext:value-type="float">
            <text:p>800111</text:p>
          </table:table-cell>
          <table:table-cell office:value-type="float" office:value="134686" calcext:value-type="float">
            <text:p>134686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920" calcext:value-type="float">
            <text:p>1639920</text:p>
          </table:table-cell>
          <table:table-cell office:value-type="float" office:value="329760" calcext:value-type="float">
            <text:p>329760</text:p>
          </table:table-cell>
          <table:table-cell table:formula="of:=SUM([.D106:.I106])" office:value-type="float" office:value="3059728" calcext:value-type="float">
            <text:p>3059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0.6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35" calcext:value-type="float">
            <text:p>800335</text:p>
          </table:table-cell>
          <table:table-cell office:value-type="float" office:value="149063" calcext:value-type="float">
            <text:p>149063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20" calcext:value-type="float">
            <text:p>1639920</text:p>
          </table:table-cell>
          <table:table-cell office:value-type="float" office:value="330272" calcext:value-type="float">
            <text:p>330272</text:p>
          </table:table-cell>
          <table:table-cell table:formula="of:=SUM([.D107:.I107])" office:value-type="float" office:value="3081343" calcext:value-type="float">
            <text:p>3081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0.6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11" calcext:value-type="float">
            <text:p>800111</text:p>
          </table:table-cell>
          <table:table-cell office:value-type="float" office:value="149465" calcext:value-type="float">
            <text:p>149465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20" calcext:value-type="float">
            <text:p>1639920</text:p>
          </table:table-cell>
          <table:table-cell office:value-type="float" office:value="328339" calcext:value-type="float">
            <text:p>328339</text:p>
          </table:table-cell>
          <table:table-cell table:formula="of:=SUM([.D108:.I108])" office:value-type="float" office:value="3079588" calcext:value-type="float">
            <text:p>3079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0.6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11" calcext:value-type="float">
            <text:p>800111</text:p>
          </table:table-cell>
          <table:table-cell office:value-type="float" office:value="136303" calcext:value-type="float">
            <text:p>136303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20" calcext:value-type="float">
            <text:p>1639920</text:p>
          </table:table-cell>
          <table:table-cell office:value-type="float" office:value="323610" calcext:value-type="float">
            <text:p>323610</text:p>
          </table:table-cell>
          <table:table-cell table:formula="of:=SUM([.D109:.I109])" office:value-type="float" office:value="3061697" calcext:value-type="float">
            <text:p>3061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1.0; 0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2766" calcext:value-type="float">
            <text:p>162766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25859" calcext:value-type="float">
            <text:p>325859</text:p>
          </table:table-cell>
          <table:table-cell table:formula="of:=SUM([.D110:.I110])" office:value-type="float" office:value="3083812" calcext:value-type="float">
            <text:p>3083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1.0; 0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28" calcext:value-type="float">
            <text:p>800328</text:p>
          </table:table-cell>
          <table:table-cell office:value-type="float" office:value="158042" calcext:value-type="float">
            <text:p>158042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24431" calcext:value-type="float">
            <text:p>324431</text:p>
          </table:table-cell>
          <table:table-cell table:formula="of:=SUM([.D111:.I111])" office:value-type="float" office:value="3084296" calcext:value-type="float">
            <text:p>3084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0; 0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56987" calcext:value-type="float">
            <text:p>156987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31783" calcext:value-type="float">
            <text:p>331783</text:p>
          </table:table-cell>
          <table:table-cell table:formula="of:=SUM([.D112:.I112])" office:value-type="float" office:value="3090459" calcext:value-type="float">
            <text:p>3090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1.0; 0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6778" calcext:value-type="float">
            <text:p>166778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08201" calcext:value-type="float">
            <text:p>308201</text:p>
          </table:table-cell>
          <table:table-cell table:formula="of:=SUM([.D113:.I113])" office:value-type="float" office:value="3076668" calcext:value-type="float">
            <text:p>3076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1.0; -0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81809" calcext:value-type="float">
            <text:p>181809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38608" calcext:value-type="float">
            <text:p>338608</text:p>
          </table:table-cell>
          <table:table-cell table:formula="of:=SUM([.D114:.I114])" office:value-type="float" office:value="3115769" calcext:value-type="float">
            <text:p>3115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1.0; -0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28" calcext:value-type="float">
            <text:p>800328</text:p>
          </table:table-cell>
          <table:table-cell office:value-type="float" office:value="173786" calcext:value-type="float">
            <text:p>173786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45073" calcext:value-type="float">
            <text:p>345073</text:p>
          </table:table-cell>
          <table:table-cell table:formula="of:=SUM([.D115:.I115])" office:value-type="float" office:value="3120847" calcext:value-type="float">
            <text:p>3120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0; -0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72942" calcext:value-type="float">
            <text:p>172942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54048" calcext:value-type="float">
            <text:p>354048</text:p>
          </table:table-cell>
          <table:table-cell table:formula="of:=SUM([.D116:.I116])" office:value-type="float" office:value="3128844" calcext:value-type="float">
            <text:p>3128844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1.0; -0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75882" calcext:value-type="float">
            <text:p>175882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40277" calcext:value-type="float">
            <text:p>340277</text:p>
          </table:table-cell>
          <table:table-cell table:formula="of:=SUM([.D117:.I117])" office:value-type="float" office:value="3118013" calcext:value-type="float">
            <text:p>3118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1.0; -0.6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57868" calcext:value-type="float">
            <text:p>157868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50577" calcext:value-type="float">
            <text:p>350577</text:p>
          </table:table-cell>
          <table:table-cell table:formula="of:=SUM([.D118:.I118])" office:value-type="float" office:value="3103797" calcext:value-type="float">
            <text:p>3103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1.0; -0.6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28" calcext:value-type="float">
            <text:p>800328</text:p>
          </table:table-cell>
          <table:table-cell office:value-type="float" office:value="156573" calcext:value-type="float">
            <text:p>156573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53528" calcext:value-type="float">
            <text:p>353528</text:p>
          </table:table-cell>
          <table:table-cell table:formula="of:=SUM([.D119:.I119])" office:value-type="float" office:value="3112089" calcext:value-type="float">
            <text:p>3112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0; -0.6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57782" calcext:value-type="float">
            <text:p>157782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48946" calcext:value-type="float">
            <text:p>348946</text:p>
          </table:table-cell>
          <table:table-cell table:formula="of:=SUM([.D120:.I120])" office:value-type="float" office:value="3108582" calcext:value-type="float">
            <text:p>3108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1.0; -0.6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76418" calcext:value-type="float">
            <text:p>176418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41274" calcext:value-type="float">
            <text:p>341274</text:p>
          </table:table-cell>
          <table:table-cell table:formula="of:=SUM([.D121:.I121])" office:value-type="float" office:value="3119546" calcext:value-type="float">
            <text:p>3119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1.0; -1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7817" calcext:value-type="float">
            <text:p>167817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68669" calcext:value-type="float">
            <text:p>368669</text:p>
          </table:table-cell>
          <table:table-cell table:formula="of:=SUM([.D122:.I122])" office:value-type="float" office:value="3131838" calcext:value-type="float">
            <text:p>3131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1.0; -1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28" calcext:value-type="float">
            <text:p>800328</text:p>
          </table:table-cell>
          <table:table-cell office:value-type="float" office:value="167944" calcext:value-type="float">
            <text:p>167944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55766" calcext:value-type="float">
            <text:p>355766</text:p>
          </table:table-cell>
          <table:table-cell table:formula="of:=SUM([.D123:.I123])" office:value-type="float" office:value="3125698" calcext:value-type="float">
            <text:p>3125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0; -1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75785" calcext:value-type="float">
            <text:p>175785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60618" calcext:value-type="float">
            <text:p>360618</text:p>
          </table:table-cell>
          <table:table-cell table:formula="of:=SUM([.D124:.I124])" office:value-type="float" office:value="3138257" calcext:value-type="float">
            <text:p>3138257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1.0; -1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8693" calcext:value-type="float">
            <text:p>168693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67999" calcext:value-type="float">
            <text:p>367999</text:p>
          </table:table-cell>
          <table:table-cell table:formula="of:=SUM([.D125:.I125])" office:value-type="float" office:value="3138546" calcext:value-type="float">
            <text:p>3138546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1.0; -1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90886" calcext:value-type="float">
            <text:p>190886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894" calcext:value-type="float">
            <text:p>1639894</text:p>
          </table:table-cell>
          <table:table-cell office:value-type="float" office:value="366645" calcext:value-type="float">
            <text:p>366645</text:p>
          </table:table-cell>
          <table:table-cell table:formula="of:=SUM([.D126:.I126])" office:value-type="float" office:value="3152870" calcext:value-type="float">
            <text:p>3152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1.0; -1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28" calcext:value-type="float">
            <text:p>800328</text:p>
          </table:table-cell>
          <table:table-cell office:value-type="float" office:value="182669" calcext:value-type="float">
            <text:p>182669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894" calcext:value-type="float">
            <text:p>1639894</text:p>
          </table:table-cell>
          <table:table-cell office:value-type="float" office:value="372940" calcext:value-type="float">
            <text:p>372940</text:p>
          </table:table-cell>
          <table:table-cell table:formula="of:=SUM([.D127:.I127])" office:value-type="float" office:value="3157584" calcext:value-type="float">
            <text:p>3157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0; -1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84554" calcext:value-type="float">
            <text:p>184554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894" calcext:value-type="float">
            <text:p>1639894</text:p>
          </table:table-cell>
          <table:table-cell office:value-type="float" office:value="378800" calcext:value-type="float">
            <text:p>378800</text:p>
          </table:table-cell>
          <table:table-cell table:formula="of:=SUM([.D128:.I128])" office:value-type="float" office:value="3165195" calcext:value-type="float">
            <text:p>3165195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1.0; -1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87729" calcext:value-type="float">
            <text:p>187729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894" calcext:value-type="float">
            <text:p>1639894</text:p>
          </table:table-cell>
          <table:table-cell office:value-type="float" office:value="362368" calcext:value-type="float">
            <text:p>362368</text:p>
          </table:table-cell>
          <table:table-cell table:formula="of:=SUM([.D129:.I129])" office:value-type="float" office:value="3151938" calcext:value-type="float">
            <text:p>3151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1.0; -2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table:style-name="ce5" office:value-type="float" office:value="193184" calcext:value-type="float">
            <text:p>193184</text:p>
          </table:table-cell>
          <table:table-cell office:value-type="float" office:value="155218" calcext:value-type="float">
            <text:p>155218</text:p>
          </table:table-cell>
          <table:table-cell table:style-name="ce5" office:value-type="float" office:value="1639934" calcext:value-type="float">
            <text:p>1639934</text:p>
          </table:table-cell>
          <table:table-cell table:style-name="ce5" office:value-type="float" office:value="389154" calcext:value-type="float">
            <text:p>389154</text:p>
          </table:table-cell>
          <table:table-cell table:formula="of:=SUM([.D130:.I130])" office:value-type="float" office:value="3177717" calcext:value-type="float">
            <text:p>3177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formula="of:=[.B130]" office:value-type="string" office:string-value="O(1.0; -2.0)" calcext:value-type="string">
            <text:p>O(1.0; -2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28" calcext:value-type="float">
            <text:p>800328</text:p>
          </table:table-cell>
          <table:table-cell table:style-name="ce5" office:value-type="float" office:value="204148" calcext:value-type="float">
            <text:p>204148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table:style-name="ce5" office:value-type="float" office:value="377286" calcext:value-type="float">
            <text:p>377286</text:p>
          </table:table-cell>
          <table:table-cell table:formula="of:=SUM([.D131:.I131])" office:value-type="float" office:value="3183449" calcext:value-type="float">
            <text:p>3183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formula="of:=[.B131]" office:value-type="string" office:string-value="O(1.0; -2.0)" calcext:value-type="string">
            <text:p>O(1.0; -2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table:style-name="ce5" office:value-type="float" office:value="200856" calcext:value-type="float">
            <text:p>200856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table:style-name="ce5" office:value-type="float" office:value="386003" calcext:value-type="float">
            <text:p>386003</text:p>
          </table:table-cell>
          <table:table-cell table:formula="of:=SUM([.D132:.I132])" office:value-type="float" office:value="3188740" calcext:value-type="float">
            <text:p>3188740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formula="of:=[.B132]" office:value-type="string" office:string-value="O(1.0; -2.0)" calcext:value-type="string">
            <text:p>O(1.0; -2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table:style-name="ce5" office:value-type="float" office:value="187359" calcext:value-type="float">
            <text:p>187359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table:style-name="ce5" office:value-type="float" office:value="382145" calcext:value-type="float">
            <text:p>382145</text:p>
          </table:table-cell>
          <table:table-cell table:formula="of:=SUM([.D133:.I133])" office:value-type="float" office:value="3171385" calcext:value-type="float">
            <text:p>31713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(1.0; -3.0)</text:p>
          </table:table-cell>
          <table:table-cell table:style-name="ce1" office:value-type="string" calcext:value-type="string">
            <text:p>yes</text:p>
          </table:table-cell>
          <table:table-cell table:style-name="ce4" office:value-type="float" office:value="33" calcext:value-type="float">
            <text:p>33</text:p>
          </table:table-cell>
          <table:table-cell table:style-name="ce13" office:value-type="float" office:value="800194" calcext:value-type="float">
            <text:p>800194</text:p>
          </table:table-cell>
          <table:table-cell table:style-name="ce14" office:value-type="float" office:value="216345" calcext:value-type="float">
            <text:p>216345</text:p>
          </table:table-cell>
          <table:table-cell table:style-name="ce17" office:value-type="float" office:value="161720" calcext:value-type="float">
            <text:p>161720</text:p>
          </table:table-cell>
          <table:table-cell table:style-name="ce14" office:value-type="float" office:value="1639934" calcext:value-type="float">
            <text:p>1639934</text:p>
          </table:table-cell>
          <table:table-cell table:style-name="ce14" office:value-type="float" office:value="411526" calcext:value-type="float">
            <text:p>411526</text:p>
          </table:table-cell>
          <table:table-cell table:style-name="ce1" table:formula="of:=SUM([.D134:.I134])" office:value-type="float" office:value="3229752" calcext:value-type="float">
            <text:p>32297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(1.0; -4.0)</text:p>
          </table:table-cell>
          <table:table-cell table:style-name="ce1" office:value-type="string" calcext:value-type="string">
            <text:p>yes</text:p>
          </table:table-cell>
          <table:table-cell table:style-name="ce4" office:value-type="float" office:value="33" calcext:value-type="float">
            <text:p>33</text:p>
          </table:table-cell>
          <table:table-cell table:style-name="ce13" office:value-type="float" office:value="800194" calcext:value-type="float">
            <text:p>800194</text:p>
          </table:table-cell>
          <table:table-cell table:style-name="ce14" office:value-type="float" office:value="218637" calcext:value-type="float">
            <text:p>218637</text:p>
          </table:table-cell>
          <table:table-cell table:style-name="ce17" office:value-type="float" office:value="161720" calcext:value-type="float">
            <text:p>161720</text:p>
          </table:table-cell>
          <table:table-cell table:style-name="ce14" office:value-type="float" office:value="1639934" calcext:value-type="float">
            <text:p>1639934</text:p>
          </table:table-cell>
          <table:table-cell table:style-name="ce14" office:value-type="float" office:value="430352" calcext:value-type="float">
            <text:p>430352</text:p>
          </table:table-cell>
          <table:table-cell table:style-name="ce1" table:formula="of:=SUM([.D135:.I135])" office:value-type="float" office:value="3250870" calcext:value-type="float">
            <text:p>325087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(1.0; -5.0)</text:p>
          </table:table-cell>
          <table:table-cell table:style-name="ce1" office:value-type="string" calcext:value-type="string">
            <text:p>yes</text:p>
          </table:table-cell>
          <table:table-cell table:style-name="ce4" office:value-type="float" office:value="33" calcext:value-type="float">
            <text:p>33</text:p>
          </table:table-cell>
          <table:table-cell table:style-name="ce13" office:value-type="float" office:value="800194" calcext:value-type="float">
            <text:p>800194</text:p>
          </table:table-cell>
          <table:table-cell table:style-name="ce14" office:value-type="float" office:value="208423" calcext:value-type="float">
            <text:p>208423</text:p>
          </table:table-cell>
          <table:table-cell table:style-name="ce17" office:value-type="float" office:value="161720" calcext:value-type="float">
            <text:p>161720</text:p>
          </table:table-cell>
          <table:table-cell table:style-name="ce14" office:value-type="float" office:value="1639934" calcext:value-type="float">
            <text:p>1639934</text:p>
          </table:table-cell>
          <table:table-cell table:style-name="ce14" office:value-type="float" office:value="457565" calcext:value-type="float">
            <text:p>457565</text:p>
          </table:table-cell>
          <table:table-cell table:style-name="ce1" table:formula="of:=SUM([.D136:.I136])" office:value-type="float" office:value="3267869" calcext:value-type="float">
            <text:p>3267869</text:p>
          </table:table-cell>
          <table:table-cell table:style-name="ce1" office:value-type="float" office:value="141" calcext:value-type="float">
            <text:p>141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(1.0; -6.0)</text:p>
          </table:table-cell>
          <table:table-cell table:style-name="ce1" office:value-type="string" calcext:value-type="string">
            <text:p>yes</text:p>
          </table:table-cell>
          <table:table-cell table:style-name="ce4" office:value-type="float" office:value="33" calcext:value-type="float">
            <text:p>33</text:p>
          </table:table-cell>
          <table:table-cell table:style-name="ce13" office:value-type="float" office:value="800194" calcext:value-type="float">
            <text:p>800194</text:p>
          </table:table-cell>
          <table:table-cell table:style-name="ce14" office:value-type="float" office:value="188441" calcext:value-type="float">
            <text:p>188441</text:p>
          </table:table-cell>
          <table:table-cell table:style-name="ce17" office:value-type="float" office:value="161720" calcext:value-type="float">
            <text:p>161720</text:p>
          </table:table-cell>
          <table:table-cell table:style-name="ce14" office:value-type="float" office:value="1639933" calcext:value-type="float">
            <text:p>1639933</text:p>
          </table:table-cell>
          <table:table-cell table:style-name="ce14" office:value-type="float" office:value="466925" calcext:value-type="float">
            <text:p>466925</text:p>
          </table:table-cell>
          <table:table-cell table:style-name="ce1" table:formula="of:=SUM([.D137:.I137])" office:value-type="float" office:value="3257246" calcext:value-type="float">
            <text:p>3257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0; -7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table:style-name="ce5" office:value-type="float" office:value="192114" calcext:value-type="float">
            <text:p>192114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table:style-name="ce5" office:value-type="float" office:value="455626" calcext:value-type="float">
            <text:p>455626</text:p>
          </table:table-cell>
          <table:table-cell table:formula="of:=SUM([.D138:.I138])" office:value-type="float" office:value="3249621" calcext:value-type="float">
            <text:p>3249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0; -8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table:style-name="ce5" office:value-type="float" office:value="200514" calcext:value-type="float">
            <text:p>200514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872" calcext:value-type="float">
            <text:p>1639872</text:p>
          </table:table-cell>
          <table:table-cell table:style-name="ce5" office:value-type="float" office:value="455530" calcext:value-type="float">
            <text:p>455530</text:p>
          </table:table-cell>
          <table:table-cell table:formula="of:=SUM([.D139:.I139])" office:value-type="float" office:value="3257863" calcext:value-type="float">
            <text:p>3257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0; -9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table:style-name="ce5" office:value-type="float" office:value="196220" calcext:value-type="float">
            <text:p>196220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879" calcext:value-type="float">
            <text:p>1639879</text:p>
          </table:table-cell>
          <table:table-cell table:style-name="ce5" office:value-type="float" office:value="455502" calcext:value-type="float">
            <text:p>455502</text:p>
          </table:table-cell>
          <table:table-cell table:formula="of:=SUM([.D140:.I140])" office:value-type="float" office:value="3253548" calcext:value-type="float">
            <text:p>3253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0; -10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table:style-name="ce5" office:value-type="float" office:value="194121" calcext:value-type="float">
            <text:p>194121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20" calcext:value-type="float">
            <text:p>1639920</text:p>
          </table:table-cell>
          <table:table-cell table:style-name="ce5" office:value-type="float" office:value="442740" calcext:value-type="float">
            <text:p>442740</text:p>
          </table:table-cell>
          <table:table-cell table:formula="of:=SUM([.D141:.I141])" office:value-type="float" office:value="3238728" calcext:value-type="float">
            <text:p>323872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3.2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03725" calcext:value-type="float">
            <text:p>203725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424796" calcext:value-type="float">
            <text:p>424796</text:p>
          </table:table-cell>
          <table:table-cell table:formula="of:=SUM([.D142:.I142])" office:value-type="float" office:value="3230402" calcext:value-type="float">
            <text:p>32304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3.4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15133" calcext:value-type="float">
            <text:p>215133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420254" calcext:value-type="float">
            <text:p>420254</text:p>
          </table:table-cell>
          <table:table-cell table:formula="of:=SUM([.D143:.I143])" office:value-type="float" office:value="3237268" calcext:value-type="float">
            <text:p>323726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3.6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11998" calcext:value-type="float">
            <text:p>211998</text:p>
          </table:table-cell>
          <table:table-cell table:style-name="ce16"/>
          <table:table-cell table:style-name="ce5" office:value-type="float" office:value="1639934" calcext:value-type="float">
            <text:p>1639934</text:p>
          </table:table-cell>
          <table:table-cell office:value-type="float" office:value="423496" calcext:value-type="float">
            <text:p>423496</text:p>
          </table:table-cell>
          <table:table-cell table:formula="of:=SUM([.D144:.I144])" office:value-type="float" office:value="3075655" calcext:value-type="float">
            <text:p>307565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3.8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15047" calcext:value-type="float">
            <text:p>215047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437666" calcext:value-type="float">
            <text:p>437666</text:p>
          </table:table-cell>
          <table:table-cell table:formula="of:=SUM([.D145:.I145])" office:value-type="float" office:value="3254594" calcext:value-type="float">
            <text:p>325459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2,8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08219" calcext:value-type="float">
            <text:p>208219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383420" calcext:value-type="float">
            <text:p>383420</text:p>
          </table:table-cell>
          <table:table-cell table:formula="of:=SUM([.D146:.I146])" office:value-type="float" office:value="3193520" calcext:value-type="float">
            <text:p>31935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2,6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17519" calcext:value-type="float">
            <text:p>217519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387764" calcext:value-type="float">
            <text:p>387764</text:p>
          </table:table-cell>
          <table:table-cell table:formula="of:=SUM([.D147:.I147])" office:value-type="float" office:value="3207164" calcext:value-type="float">
            <text:p>320716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2,4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94694" calcext:value-type="float">
            <text:p>194694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398341" calcext:value-type="float">
            <text:p>398341</text:p>
          </table:table-cell>
          <table:table-cell table:formula="of:=SUM([.D148:.I148])" office:value-type="float" office:value="3194916" calcext:value-type="float">
            <text:p>319491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2,2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12770" calcext:value-type="float">
            <text:p>212770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398764" calcext:value-type="float">
            <text:p>398764</text:p>
          </table:table-cell>
          <table:table-cell table:formula="of:=SUM([.D149:.I149])" office:value-type="float" office:value="3213415" calcext:value-type="float">
            <text:p>321341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4,8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04546" calcext:value-type="float">
            <text:p>204546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430632" calcext:value-type="float">
            <text:p>430632</text:p>
          </table:table-cell>
          <table:table-cell table:formula="of:=SUM([.D150:.I150])" office:value-type="float" office:value="3237059" calcext:value-type="float">
            <text:p>323705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4,6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00068" calcext:value-type="float">
            <text:p>200068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443921" calcext:value-type="float">
            <text:p>443921</text:p>
          </table:table-cell>
          <table:table-cell table:formula="of:=SUM([.D151:.I151])" office:value-type="float" office:value="3245870" calcext:value-type="float">
            <text:p>324587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4,4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06205" calcext:value-type="float">
            <text:p>206205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438114" calcext:value-type="float">
            <text:p>438114</text:p>
          </table:table-cell>
          <table:table-cell table:formula="of:=SUM([.D152:.I152])" office:value-type="float" office:value="3246200" calcext:value-type="float">
            <text:p>32462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4,2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15671" calcext:value-type="float">
            <text:p>215671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443959" calcext:value-type="float">
            <text:p>443959</text:p>
          </table:table-cell>
          <table:table-cell table:formula="of:=SUM([.D153:.I153])" office:value-type="float" office:value="3261511" calcext:value-type="float">
            <text:p>326151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8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91364" calcext:value-type="float">
            <text:p>191364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3" calcext:value-type="float">
            <text:p>1639933</text:p>
          </table:table-cell>
          <table:table-cell office:value-type="float" office:value="463207" calcext:value-type="float">
            <text:p>463207</text:p>
          </table:table-cell>
          <table:table-cell table:formula="of:=SUM([.D154:.I154])" office:value-type="float" office:value="3256451" calcext:value-type="float">
            <text:p>325645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10050" calcext:value-type="float">
            <text:p>210050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460091" calcext:value-type="float">
            <text:p>460091</text:p>
          </table:table-cell>
          <table:table-cell table:formula="of:=SUM([.D155:.I155])" office:value-type="float" office:value="3272022" calcext:value-type="float">
            <text:p>3272022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4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07345" calcext:value-type="float">
            <text:p>207345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445369" calcext:value-type="float">
            <text:p>445369</text:p>
          </table:table-cell>
          <table:table-cell table:formula="of:=SUM([.D156:.I156])" office:value-type="float" office:value="3254595" calcext:value-type="float">
            <text:p>325459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2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96386" calcext:value-type="float">
            <text:p>196386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442026" calcext:value-type="float">
            <text:p>442026</text:p>
          </table:table-cell>
          <table:table-cell table:formula="of:=SUM([.D157:.I157])" office:value-type="float" office:value="3240293" calcext:value-type="float">
            <text:p>32402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6,8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195364" calcext:value-type="float">
            <text:p>195364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883" calcext:value-type="float">
            <text:p>1639883</text:p>
          </table:table-cell>
          <table:table-cell table:style-name="ce5" office:value-type="float" office:value="452617" calcext:value-type="float">
            <text:p>452617</text:p>
          </table:table-cell>
          <table:table-cell table:formula="of:=SUM([.D158:.I158])" office:value-type="float" office:value="3249811" calcext:value-type="float">
            <text:p>324981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6,6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196749" calcext:value-type="float">
            <text:p>196749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3" calcext:value-type="float">
            <text:p>1639933</text:p>
          </table:table-cell>
          <table:table-cell table:style-name="ce5" office:value-type="float" office:value="464470" calcext:value-type="float">
            <text:p>464470</text:p>
          </table:table-cell>
          <table:table-cell table:formula="of:=SUM([.D159:.I159])" office:value-type="float" office:value="3263099" calcext:value-type="float">
            <text:p>326309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6,4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203749" calcext:value-type="float">
            <text:p>203749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3" calcext:value-type="float">
            <text:p>1639933</text:p>
          </table:table-cell>
          <table:table-cell table:style-name="ce5" office:value-type="float" office:value="464786" calcext:value-type="float">
            <text:p>464786</text:p>
          </table:table-cell>
          <table:table-cell table:formula="of:=SUM([.D160:.I160])" office:value-type="float" office:value="3270415" calcext:value-type="float">
            <text:p>327041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6,2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197822" calcext:value-type="float">
            <text:p>197822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3" calcext:value-type="float">
            <text:p>1639933</text:p>
          </table:table-cell>
          <table:table-cell table:style-name="ce5" office:value-type="float" office:value="449764" calcext:value-type="float">
            <text:p>449764</text:p>
          </table:table-cell>
          <table:table-cell table:formula="of:=SUM([.D161:.I161])" office:value-type="float" office:value="3249466" calcext:value-type="float">
            <text:p>32494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1.0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210050" calcext:value-type="float">
            <text:p>210050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4" calcext:value-type="float">
            <text:p>1639934</text:p>
          </table:table-cell>
          <table:table-cell table:style-name="ce5" office:value-type="float" office:value="455642" calcext:value-type="float">
            <text:p>455642</text:p>
          </table:table-cell>
          <table:table-cell table:formula="of:=SUM([.D162:.I162])" office:value-type="float" office:value="3267573" calcext:value-type="float">
            <text:p>326757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0.5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210050" calcext:value-type="float">
            <text:p>210050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4" calcext:value-type="float">
            <text:p>1639934</text:p>
          </table:table-cell>
          <table:table-cell table:style-name="ce5" office:value-type="float" office:value="452815" calcext:value-type="float">
            <text:p>452815</text:p>
          </table:table-cell>
          <table:table-cell table:formula="of:=SUM([.D163:.I163])" office:value-type="float" office:value="3264746" calcext:value-type="float">
            <text:p>326474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0.5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210050" calcext:value-type="float">
            <text:p>210050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4" calcext:value-type="float">
            <text:p>1639934</text:p>
          </table:table-cell>
          <table:table-cell table:style-name="ce5" office:value-type="float" office:value="454931" calcext:value-type="float">
            <text:p>454931</text:p>
          </table:table-cell>
          <table:table-cell table:formula="of:=SUM([.D164:.I164])" office:value-type="float" office:value="3266862" calcext:value-type="float">
            <text:p>326686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1.0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210050" calcext:value-type="float">
            <text:p>210050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4" calcext:value-type="float">
            <text:p>1639934</text:p>
          </table:table-cell>
          <table:table-cell table:style-name="ce5" office:value-type="float" office:value="449060" calcext:value-type="float">
            <text:p>449060</text:p>
          </table:table-cell>
          <table:table-cell table:formula="of:=SUM([.D165:.I165])" office:value-type="float" office:value="3260991" calcext:value-type="float">
            <text:p>326099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1.0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198882" calcext:value-type="float">
            <text:p>198882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4" calcext:value-type="float">
            <text:p>1639934</text:p>
          </table:table-cell>
          <table:table-cell table:style-name="ce5" office:value-type="float" office:value="464047" calcext:value-type="float">
            <text:p>464047</text:p>
          </table:table-cell>
          <table:table-cell table:formula="of:=SUM([.D166:.I166])" office:value-type="float" office:value="3264810" calcext:value-type="float">
            <text:p>32648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0.5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196691" calcext:value-type="float">
            <text:p>196691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4" calcext:value-type="float">
            <text:p>1639934</text:p>
          </table:table-cell>
          <table:table-cell table:style-name="ce5" office:value-type="float" office:value="462852" calcext:value-type="float">
            <text:p>462852</text:p>
          </table:table-cell>
          <table:table-cell table:formula="of:=SUM([.D167:.I167])" office:value-type="float" office:value="3261424" calcext:value-type="float">
            <text:p>326142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0.5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205360" calcext:value-type="float">
            <text:p>205360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3" calcext:value-type="float">
            <text:p>1639933</text:p>
          </table:table-cell>
          <table:table-cell table:style-name="ce5" office:value-type="float" office:value="469590" calcext:value-type="float">
            <text:p>469590</text:p>
          </table:table-cell>
          <table:table-cell table:formula="of:=SUM([.D168:.I168])" office:value-type="float" office:value="3276830" calcext:value-type="float">
            <text:p>3276830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1.0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205801" calcext:value-type="float">
            <text:p>205801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746" calcext:value-type="float">
            <text:p>1639746</text:p>
          </table:table-cell>
          <table:table-cell table:style-name="ce5" office:value-type="float" office:value="450811" calcext:value-type="float">
            <text:p>450811</text:p>
          </table:table-cell>
          <table:table-cell table:formula="of:=SUM([.D169:.I169])" office:value-type="float" office:value="3258305" calcext:value-type="float">
            <text:p>32583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10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195932" calcext:value-type="float">
            <text:p>195932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4" calcext:value-type="float">
            <text:p>1639934</text:p>
          </table:table-cell>
          <table:table-cell table:style-name="ce5" office:value-type="float" office:value="461418" calcext:value-type="float">
            <text:p>461418</text:p>
          </table:table-cell>
          <table:table-cell table:formula="of:=SUM([.D170:.I170])" office:value-type="float" office:value="3259231" calcext:value-type="float">
            <text:p>325923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5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189074" calcext:value-type="float">
            <text:p>189074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4" calcext:value-type="float">
            <text:p>1639934</text:p>
          </table:table-cell>
          <table:table-cell table:style-name="ce5" office:value-type="float" office:value="455361" calcext:value-type="float">
            <text:p>455361</text:p>
          </table:table-cell>
          <table:table-cell table:formula="of:=SUM([.D171:.I171])" office:value-type="float" office:value="3246316" calcext:value-type="float">
            <text:p>324631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5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212" calcext:value-type="float">
            <text:p>800212</text:p>
          </table:table-cell>
          <table:table-cell table:style-name="ce5" office:value-type="float" office:value="205791" calcext:value-type="float">
            <text:p>205791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3" calcext:value-type="float">
            <text:p>1639933</text:p>
          </table:table-cell>
          <table:table-cell table:style-name="ce5" office:value-type="float" office:value="432009" calcext:value-type="float">
            <text:p>432009</text:p>
          </table:table-cell>
          <table:table-cell table:formula="of:=SUM([.D172:.I172])" office:value-type="float" office:value="3239698" calcext:value-type="float">
            <text:p>323969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10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212" calcext:value-type="float">
            <text:p>800212</text:p>
          </table:table-cell>
          <table:table-cell table:style-name="ce5" office:value-type="float" office:value="197004" calcext:value-type="float">
            <text:p>197004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746" calcext:value-type="float">
            <text:p>1639746</text:p>
          </table:table-cell>
          <table:table-cell table:style-name="ce5" office:value-type="float" office:value="424090" calcext:value-type="float">
            <text:p>424090</text:p>
          </table:table-cell>
          <table:table-cell table:formula="of:=SUM([.D173:.I173])" office:value-type="float" office:value="3222805" calcext:value-type="float">
            <text:p>32228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100)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799735" calcext:value-type="float">
            <text:p>799735</text:p>
          </table:table-cell>
          <table:table-cell table:style-name="ce6" office:value-type="float" office:value="185074" calcext:value-type="float">
            <text:p>185074</text:p>
          </table:table-cell>
          <table:table-cell table:style-name="ce6" office:value-type="float" office:value="161720" calcext:value-type="float">
            <text:p>161720</text:p>
          </table:table-cell>
          <table:table-cell table:style-name="ce7" office:value-type="float" office:value="1631048" calcext:value-type="float">
            <text:p>1631048</text:p>
          </table:table-cell>
          <table:table-cell table:style-name="ce6" office:value-type="float" office:value="506643" calcext:value-type="float">
            <text:p>506643</text:p>
          </table:table-cell>
          <table:table-cell table:formula="of:=SUM([.D174:.I174])" office:value-type="float" office:value="3284253" calcext:value-type="float">
            <text:p>328425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50)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800049" calcext:value-type="float">
            <text:p>800049</text:p>
          </table:table-cell>
          <table:table-cell table:style-name="ce6" office:value-type="float" office:value="188719" calcext:value-type="float">
            <text:p>188719</text:p>
          </table:table-cell>
          <table:table-cell table:style-name="ce6" office:value-type="float" office:value="161720" calcext:value-type="float">
            <text:p>161720</text:p>
          </table:table-cell>
          <table:table-cell table:style-name="ce7" office:value-type="float" office:value="1636505" calcext:value-type="float">
            <text:p>1636505</text:p>
          </table:table-cell>
          <table:table-cell table:style-name="ce6" office:value-type="float" office:value="547682" calcext:value-type="float">
            <text:p>547682</text:p>
          </table:table-cell>
          <table:table-cell table:formula="of:=SUM([.D175:.I175])" office:value-type="float" office:value="3334708" calcext:value-type="float">
            <text:p>3334708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50)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800429" calcext:value-type="float">
            <text:p>800429</text:p>
          </table:table-cell>
          <table:table-cell table:style-name="ce6" office:value-type="float" office:value="197996" calcext:value-type="float">
            <text:p>197996</text:p>
          </table:table-cell>
          <table:table-cell table:style-name="ce6" office:value-type="float" office:value="161720" calcext:value-type="float">
            <text:p>161720</text:p>
          </table:table-cell>
          <table:table-cell table:style-name="ce7" office:value-type="float" office:value="1634180" calcext:value-type="float">
            <text:p>1634180</text:p>
          </table:table-cell>
          <table:table-cell table:style-name="ce6" office:value-type="float" office:value="332925" calcext:value-type="float">
            <text:p>332925</text:p>
          </table:table-cell>
          <table:table-cell table:formula="of:=SUM([.D176:.I176])" office:value-type="float" office:value="3127283" calcext:value-type="float">
            <text:p>312728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100)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800333" calcext:value-type="float">
            <text:p>800333</text:p>
          </table:table-cell>
          <table:table-cell table:style-name="ce6" office:value-type="float" office:value="210628" calcext:value-type="float">
            <text:p>210628</text:p>
          </table:table-cell>
          <table:table-cell table:style-name="ce6" office:value-type="float" office:value="161720" calcext:value-type="float">
            <text:p>161720</text:p>
          </table:table-cell>
          <table:table-cell table:style-name="ce7" office:value-type="float" office:value="1618103" calcext:value-type="float">
            <text:p>1618103</text:p>
          </table:table-cell>
          <table:table-cell table:style-name="ce6" office:value-type="float" office:value="351412" calcext:value-type="float">
            <text:p>351412</text:p>
          </table:table-cell>
          <table:table-cell table:formula="of:=SUM([.D177:.I177])" office:value-type="float" office:value="3142229" calcext:value-type="float">
            <text:p>314222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80)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799855" calcext:value-type="float">
            <text:p>799855</text:p>
          </table:table-cell>
          <table:table-cell table:style-name="ce6" office:value-type="float" office:value="188221" calcext:value-type="float">
            <text:p>188221</text:p>
          </table:table-cell>
          <table:table-cell table:style-name="ce6" office:value-type="float" office:value="161720" calcext:value-type="float">
            <text:p>161720</text:p>
          </table:table-cell>
          <table:table-cell table:style-name="ce7" office:value-type="float" office:value="1631509" calcext:value-type="float">
            <text:p>1631509</text:p>
          </table:table-cell>
          <table:table-cell table:style-name="ce6" office:value-type="float" office:value="542649" calcext:value-type="float">
            <text:p>542649</text:p>
          </table:table-cell>
          <table:table-cell table:formula="of:=SUM([.D178:.I178])" office:value-type="float" office:value="3323987" calcext:value-type="float">
            <text:p>332398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60)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799977" calcext:value-type="float">
            <text:p>799977</text:p>
          </table:table-cell>
          <table:table-cell table:style-name="ce6" office:value-type="float" office:value="190611" calcext:value-type="float">
            <text:p>190611</text:p>
          </table:table-cell>
          <table:table-cell table:style-name="ce6" office:value-type="float" office:value="161720" calcext:value-type="float">
            <text:p>161720</text:p>
          </table:table-cell>
          <table:table-cell table:style-name="ce7" office:value-type="float" office:value="1636014" calcext:value-type="float">
            <text:p>1636014</text:p>
          </table:table-cell>
          <table:table-cell table:style-name="ce6" office:value-type="float" office:value="541941" calcext:value-type="float">
            <text:p>541941</text:p>
          </table:table-cell>
          <table:table-cell table:formula="of:=SUM([.D179:.I179])" office:value-type="float" office:value="3330296" calcext:value-type="float">
            <text:p>33302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40)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800049" calcext:value-type="float">
            <text:p>800049</text:p>
          </table:table-cell>
          <table:table-cell table:style-name="ce6" office:value-type="float" office:value="179241" calcext:value-type="float">
            <text:p>179241</text:p>
          </table:table-cell>
          <table:table-cell table:style-name="ce6" office:value-type="float" office:value="161720" calcext:value-type="float">
            <text:p>161720</text:p>
          </table:table-cell>
          <table:table-cell table:style-name="ce7" office:value-type="float" office:value="1638103" calcext:value-type="float">
            <text:p>1638103</text:p>
          </table:table-cell>
          <table:table-cell table:style-name="ce6" office:value-type="float" office:value="558888" calcext:value-type="float">
            <text:p>558888</text:p>
          </table:table-cell>
          <table:table-cell table:formula="of:=SUM([.D180:.I180])" office:value-type="float" office:value="3338034" calcext:value-type="float">
            <text:p>333803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20)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800194" calcext:value-type="float">
            <text:p>800194</text:p>
          </table:table-cell>
          <table:table-cell table:style-name="ce6" office:value-type="float" office:value="199056" calcext:value-type="float">
            <text:p>199056</text:p>
          </table:table-cell>
          <table:table-cell table:style-name="ce6" office:value-type="float" office:value="161720" calcext:value-type="float">
            <text:p>161720</text:p>
          </table:table-cell>
          <table:table-cell table:style-name="ce7" office:value-type="float" office:value="1639557" calcext:value-type="float">
            <text:p>1639557</text:p>
          </table:table-cell>
          <table:table-cell table:style-name="ce6" office:value-type="float" office:value="542649" calcext:value-type="float">
            <text:p>542649</text:p>
          </table:table-cell>
          <table:table-cell table:formula="of:=SUM([.D181:.I181])" office:value-type="float" office:value="3343209" calcext:value-type="float">
            <text:p>3343209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45)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800049" calcext:value-type="float">
            <text:p>800049</text:p>
          </table:table-cell>
          <table:table-cell table:style-name="ce7" office:value-type="float" office:value="184392" calcext:value-type="float">
            <text:p>184392</text:p>
          </table:table-cell>
          <table:table-cell table:style-name="ce7" office:value-type="float" office:value="161720" calcext:value-type="float">
            <text:p>161720</text:p>
          </table:table-cell>
          <table:table-cell table:style-name="ce8" office:value-type="float" office:value="1637693" calcext:value-type="float">
            <text:p>1637693</text:p>
          </table:table-cell>
          <table:table-cell table:style-name="ce7" office:value-type="float" office:value="547284" calcext:value-type="float">
            <text:p>547284</text:p>
          </table:table-cell>
          <table:table-cell table:formula="of:=SUM([.D182:.I182])" office:value-type="float" office:value="3331171" calcext:value-type="float">
            <text:p>333117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55)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799977" calcext:value-type="float">
            <text:p>799977</text:p>
          </table:table-cell>
          <table:table-cell table:style-name="ce7" office:value-type="float" office:value="179833" calcext:value-type="float">
            <text:p>179833</text:p>
          </table:table-cell>
          <table:table-cell table:style-name="ce7" office:value-type="float" office:value="161720" calcext:value-type="float">
            <text:p>161720</text:p>
          </table:table-cell>
          <table:table-cell table:style-name="ce8" office:value-type="float" office:value="1636258" calcext:value-type="float">
            <text:p>1636258</text:p>
          </table:table-cell>
          <table:table-cell table:style-name="ce7" office:value-type="float" office:value="558345" calcext:value-type="float">
            <text:p>558345</text:p>
          </table:table-cell>
          <table:table-cell table:formula="of:=SUM([.D183:.I183])" office:value-type="float" office:value="3336166" calcext:value-type="float">
            <text:p>33361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65)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799977" calcext:value-type="float">
            <text:p>799977</text:p>
          </table:table-cell>
          <table:table-cell table:style-name="ce7" office:value-type="float" office:value="195900" calcext:value-type="float">
            <text:p>195900</text:p>
          </table:table-cell>
          <table:table-cell table:style-name="ce7" office:value-type="float" office:value="161720" calcext:value-type="float">
            <text:p>161720</text:p>
          </table:table-cell>
          <table:table-cell table:style-name="ce8" office:value-type="float" office:value="1634236" calcext:value-type="float">
            <text:p>1634236</text:p>
          </table:table-cell>
          <table:table-cell table:style-name="ce7" office:value-type="float" office:value="548379" calcext:value-type="float">
            <text:p>548379</text:p>
          </table:table-cell>
          <table:table-cell table:formula="of:=SUM([.D184:.I184])" office:value-type="float" office:value="3340245" calcext:value-type="float">
            <text:p>33402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75)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799993" calcext:value-type="float">
            <text:p>799993</text:p>
          </table:table-cell>
          <table:table-cell table:style-name="ce7" office:value-type="float" office:value="198322" calcext:value-type="float">
            <text:p>198322</text:p>
          </table:table-cell>
          <table:table-cell table:style-name="ce7" office:value-type="float" office:value="161720" calcext:value-type="float">
            <text:p>161720</text:p>
          </table:table-cell>
          <table:table-cell table:style-name="ce8" office:value-type="float" office:value="1633069" calcext:value-type="float">
            <text:p>1633069</text:p>
          </table:table-cell>
          <table:table-cell table:style-name="ce7" office:value-type="float" office:value="570159" calcext:value-type="float">
            <text:p>570159</text:p>
          </table:table-cell>
          <table:table-cell table:formula="of:=SUM([.D185:.I185])" office:value-type="float" office:value="3363296" calcext:value-type="float">
            <text:p>3363296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67)</text:p>
          </table:table-cell>
          <table:table-cell table:style-name="ce2" office:value-type="string" calcext:value-type="string">
            <text:p>yes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799977" calcext:value-type="float">
            <text:p>799977</text:p>
          </table:table-cell>
          <table:table-cell table:style-name="ce8" office:value-type="float" office:value="194155" calcext:value-type="float">
            <text:p>194155</text:p>
          </table:table-cell>
          <table:table-cell table:style-name="ce8" office:value-type="float" office:value="161720" calcext:value-type="float">
            <text:p>161720</text:p>
          </table:table-cell>
          <table:table-cell table:style-name="ce9" office:value-type="float" office:value="1634242" calcext:value-type="float">
            <text:p>1634242</text:p>
          </table:table-cell>
          <table:table-cell table:style-name="ce8" office:value-type="float" office:value="521769" calcext:value-type="float">
            <text:p>521769</text:p>
          </table:table-cell>
          <table:table-cell table:formula="of:=SUM([.D186:.I186])" office:value-type="float" office:value="3311896" calcext:value-type="float">
            <text:p>33118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70)</text:p>
          </table:table-cell>
          <table:table-cell table:style-name="ce2" office:value-type="string" calcext:value-type="string">
            <text:p>yes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799993" calcext:value-type="float">
            <text:p>799993</text:p>
          </table:table-cell>
          <table:table-cell table:style-name="ce8" office:value-type="float" office:value="192980" calcext:value-type="float">
            <text:p>192980</text:p>
          </table:table-cell>
          <table:table-cell table:style-name="ce8" office:value-type="float" office:value="161720" calcext:value-type="float">
            <text:p>161720</text:p>
          </table:table-cell>
          <table:table-cell table:style-name="ce9" office:value-type="float" office:value="1633796" calcext:value-type="float">
            <text:p>1633796</text:p>
          </table:table-cell>
          <table:table-cell table:style-name="ce8" office:value-type="float" office:value="551168" calcext:value-type="float">
            <text:p>551168</text:p>
          </table:table-cell>
          <table:table-cell table:formula="of:=SUM([.D187:.I187])" office:value-type="float" office:value="3339690" calcext:value-type="float">
            <text:p>333969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72)</text:p>
          </table:table-cell>
          <table:table-cell table:style-name="ce2" office:value-type="string" calcext:value-type="string">
            <text:p>yes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799993" calcext:value-type="float">
            <text:p>799993</text:p>
          </table:table-cell>
          <table:table-cell table:style-name="ce8" office:value-type="float" office:value="180501" calcext:value-type="float">
            <text:p>180501</text:p>
          </table:table-cell>
          <table:table-cell table:style-name="ce8" office:value-type="float" office:value="161720" calcext:value-type="float">
            <text:p>161720</text:p>
          </table:table-cell>
          <table:table-cell table:style-name="ce9" office:value-type="float" office:value="1632577" calcext:value-type="float">
            <text:p>1632577</text:p>
          </table:table-cell>
          <table:table-cell table:style-name="ce8" office:value-type="float" office:value="549943" calcext:value-type="float">
            <text:p>549943</text:p>
          </table:table-cell>
          <table:table-cell table:formula="of:=SUM([.D188:.I188])" office:value-type="float" office:value="3324767" calcext:value-type="float">
            <text:p>3324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77)</text:p>
          </table:table-cell>
          <table:table-cell table:style-name="ce2" office:value-type="string" calcext:value-type="string">
            <text:p>yes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799855" calcext:value-type="float">
            <text:p>799855</text:p>
          </table:table-cell>
          <table:table-cell table:style-name="ce8" office:value-type="float" office:value="191178" calcext:value-type="float">
            <text:p>191178</text:p>
          </table:table-cell>
          <table:table-cell table:style-name="ce8" office:value-type="float" office:value="161720" calcext:value-type="float">
            <text:p>161720</text:p>
          </table:table-cell>
          <table:table-cell table:style-name="ce9" office:value-type="float" office:value="1632590" calcext:value-type="float">
            <text:p>1632590</text:p>
          </table:table-cell>
          <table:table-cell table:style-name="ce8" office:value-type="float" office:value="560034" calcext:value-type="float">
            <text:p>560034</text:p>
          </table:table-cell>
          <table:table-cell table:formula="of:=SUM([.D189:.I189])" office:value-type="float" office:value="3345410" calcext:value-type="float">
            <text:p>33454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73)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799993" calcext:value-type="float">
            <text:p>799993</text:p>
          </table:table-cell>
          <table:table-cell table:style-name="ce9" office:value-type="float" office:value="190609" calcext:value-type="float">
            <text:p>190609</text:p>
          </table:table-cell>
          <table:table-cell table:style-name="ce9" office:value-type="float" office:value="161720" calcext:value-type="float">
            <text:p>161720</text:p>
          </table:table-cell>
          <table:table-cell table:style-name="ce19" office:value-type="float" office:value="1632380" calcext:value-type="float">
            <text:p>1632380</text:p>
          </table:table-cell>
          <table:table-cell table:style-name="ce9" office:value-type="float" office:value="546085" calcext:value-type="float">
            <text:p>546085</text:p>
          </table:table-cell>
          <table:table-cell table:formula="of:=SUM([.D190:.I190])" office:value-type="float" office:value="3330820" calcext:value-type="float">
            <text:p>33308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74)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799993" calcext:value-type="float">
            <text:p>799993</text:p>
          </table:table-cell>
          <table:table-cell table:style-name="ce9" office:value-type="float" office:value="190312" calcext:value-type="float">
            <text:p>190312</text:p>
          </table:table-cell>
          <table:table-cell table:style-name="ce9" office:value-type="float" office:value="161720" calcext:value-type="float">
            <text:p>161720</text:p>
          </table:table-cell>
          <table:table-cell table:style-name="ce19" office:value-type="float" office:value="1633928" calcext:value-type="float">
            <text:p>1633928</text:p>
          </table:table-cell>
          <table:table-cell table:style-name="ce9" office:value-type="float" office:value="543747" calcext:value-type="float">
            <text:p>543747</text:p>
          </table:table-cell>
          <table:table-cell table:formula="of:=SUM([.D191:.I191])" office:value-type="float" office:value="3329733" calcext:value-type="float">
            <text:p>332973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76)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799855" calcext:value-type="float">
            <text:p>799855</text:p>
          </table:table-cell>
          <table:table-cell table:style-name="ce9" office:value-type="float" office:value="195050" calcext:value-type="float">
            <text:p>195050</text:p>
          </table:table-cell>
          <table:table-cell table:style-name="ce9" office:value-type="float" office:value="161720" calcext:value-type="float">
            <text:p>161720</text:p>
          </table:table-cell>
          <table:table-cell table:style-name="ce19" office:value-type="float" office:value="1632793" calcext:value-type="float">
            <text:p>1632793</text:p>
          </table:table-cell>
          <table:table-cell table:style-name="ce9" office:value-type="float" office:value="546783" calcext:value-type="float">
            <text:p>546783</text:p>
          </table:table-cell>
          <table:table-cell table:formula="of:=SUM([.D192:.I192])" office:value-type="float" office:value="3336234" calcext:value-type="float">
            <text:p>333623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78)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799855" calcext:value-type="float">
            <text:p>799855</text:p>
          </table:table-cell>
          <table:table-cell table:style-name="ce9" office:value-type="float" office:value="193481" calcext:value-type="float">
            <text:p>193481</text:p>
          </table:table-cell>
          <table:table-cell table:style-name="ce9" office:value-type="float" office:value="161720" calcext:value-type="float">
            <text:p>161720</text:p>
          </table:table-cell>
          <table:table-cell table:style-name="ce19" office:value-type="float" office:value="1632501" calcext:value-type="float">
            <text:p>1632501</text:p>
          </table:table-cell>
          <table:table-cell table:style-name="ce9" office:value-type="float" office:value="552113" calcext:value-type="float">
            <text:p>552113</text:p>
          </table:table-cell>
          <table:table-cell table:formula="of:=SUM([.D193:.I193])" office:value-type="float" office:value="3339703" calcext:value-type="float">
            <text:p>333970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6"/>
          <table:table-cell table:number-columns-repeated="2"/>
          <table:table-cell table:formula="of:=SUM([.D194:.I1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6"/>
          <table:table-cell table:number-columns-repeated="2"/>
          <table:table-cell table:formula="of:=SUM([.D195:.I1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6"/>
          <table:table-cell table:number-columns-repeated="2"/>
          <table:table-cell table:formula="of:=SUM([.D196:.I1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6"/>
          <table:table-cell table:number-columns-repeated="2"/>
          <table:table-cell table:formula="of:=SUM([.D197:.I1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/>
          <table:table-cell table:number-columns-repeated="5"/>
        </table:table-row>
        <table:table-row table:style-name="ro2">
          <table:table-cell table:number-columns-repeated="6"/>
          <table:table-cell table:style-name="ce15"/>
          <table:table-cell table:number-columns-repeated="5"/>
        </table:table-row>
        <table:table-row table:style-name="ro1">
          <table:table-cell table:formula="of:=LOOKUP([.$J200];[.$J2:.$J199];[.A2:.A199])" office:value-type="string" office:string-value="F" calcext:value-type="string">
            <text:p>F</text:p>
          </table:table-cell>
          <table:table-cell table:formula="of:=LOOKUP([.$J200];[.$J2:.$J199];[.B2:.B199])" office:value-type="string" office:string-value="O(1.0; -5,6; -75)" calcext:value-type="string">
            <text:p>O(1.0; -5,6; -75)</text:p>
          </table:table-cell>
          <table:table-cell table:formula="of:=LOOKUP([.$J200];[.$J2:.$J199];[.C2:.C199])" office:value-type="string" office:string-value="yes" calcext:value-type="string">
            <text:p>yes</text:p>
          </table:table-cell>
          <table:table-cell table:formula="of:=LOOKUP([.$J200];[.$J$2:.$J$199];[.D$2:.D$199])" office:value-type="float" office:value="33" calcext:value-type="float">
            <text:p>33</text:p>
          </table:table-cell>
          <table:table-cell table:style-name="ce3" table:formula="of:=LOOKUP([.$J200];[.$J$2:.$J$199];[.E$2:.E$199])" office:value-type="float" office:value="799993" calcext:value-type="float">
            <text:p>799993</text:p>
          </table:table-cell>
          <table:table-cell table:style-name="ce3" table:formula="of:=LOOKUP([.$J200];[.$J$2:.$J$199];[.F$2:.F$199])" office:value-type="float" office:value="198322" calcext:value-type="float">
            <text:p>198322</text:p>
          </table:table-cell>
          <table:table-cell table:style-name="ce3" table:formula="of:=LOOKUP([.$J200];[.$J$2:.$J$199];[.G$2:.G$199])" office:value-type="float" office:value="161720" calcext:value-type="float">
            <text:p>161720</text:p>
          </table:table-cell>
          <table:table-cell table:style-name="ce3" table:formula="of:=LOOKUP([.$J200];[.$J$2:.$J$199];[.H$2:.H$199])" office:value-type="float" office:value="1633069" calcext:value-type="float">
            <text:p>1633069</text:p>
          </table:table-cell>
          <table:table-cell table:style-name="ce3" table:formula="of:=LOOKUP([.$J200];[.$J$2:.$J$199];[.I$2:.I$199])" office:value-type="float" office:value="570159" calcext:value-type="float">
            <text:p>570159</text:p>
          </table:table-cell>
          <table:table-cell table:style-name="ce15" table:formula="of:=MAX([.J3:.J199])" office:value-type="float" office:value="3363296" calcext:value-type="float">
            <text:p>3363296</text:p>
          </table:table-cell>
          <table:table-cell table:formula="of:=LOOKUP([.$J200];[.$J$2:.$J$199];[.K$2:.K$199])" office:value-type="float" office:value="98" calcext:value-type="float">
            <text:p>98</text:p>
          </table:table-cell>
          <table:table-cell/>
        </table:table-row>
        <table:table-row table:style-name="ro2">
          <table:table-cell table:number-columns-repeated="6"/>
          <table:table-cell table:style-name="ce15"/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10" table:formula="of:=MAX([.D$4:.D$201])" office:value-type="float" office:value="33" calcext:value-type="float">
            <text:p>33</text:p>
          </table:table-cell>
          <table:table-cell table:style-name="ce10" table:formula="of:=MAX([.E$4:.E$201])" office:value-type="float" office:value="800429" calcext:value-type="float">
            <text:p>800429</text:p>
          </table:table-cell>
          <table:table-cell table:formula="of:=MAX([.F$4:.F$201])" office:value-type="float" office:value="218637" calcext:value-type="float">
            <text:p>218637</text:p>
          </table:table-cell>
          <table:table-cell table:formula="of:=MAX([.G$4:.G$201])" office:value-type="float" office:value="161720" calcext:value-type="float">
            <text:p>161720</text:p>
          </table:table-cell>
          <table:table-cell table:style-name="ce10" table:formula="of:=MAX([.H$4:.H$201])" office:value-type="float" office:value="1639934" calcext:value-type="float">
            <text:p>1639934</text:p>
          </table:table-cell>
          <table:table-cell table:style-name="ce10" table:formula="of:=MAX([.I$4:.I$201])" office:value-type="float" office:value="570159" calcext:value-type="float">
            <text:p>570159</text:p>
          </table:table-cell>
          <table:table-cell table:formula="of:=SUM([.D202:.I202])" office:value-type="float" office:value="3390912" calcext:value-type="float">
            <text:p>3390912</text:p>
          </table:table-cell>
          <table:table-cell office:value-type="float" office:value="89" calcext:value-type="float">
            <text:p>89</text:p>
          </table:table-cell>
          <table:table-cell office:value-type="float" office:value="3380350" calcext:value-type="float">
            <text:p>3380350</text:p>
          </table:table-cell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" table:formula="of:=LOOKUP([.$D204];[.$D$2:.$D$199];[.A$2:.A$199])" office:value-type="string" office:string-value="F" calcext:value-type="string">
            <text:p>F</text:p>
          </table:table-cell>
          <table:table-cell table:style-name="ce3" table:formula="of:=LOOKUP([.$D204];[.$D$2:.$D$199];[.B$2:.B$199])" office:value-type="string" office:string-value="O(1.0; -5,6; -78)" calcext:value-type="string">
            <text:p>O(1.0; -5,6; -78)</text:p>
          </table:table-cell>
          <table:table-cell table:style-name="ce3" table:formula="of:=LOOKUP([.$D204];[.$D$2:.$D$199];[.C$2:.C$199])" office:value-type="string" office:string-value="yes" calcext:value-type="string">
            <text:p>yes</text:p>
          </table:table-cell>
          <table:table-cell table:style-name="ce11" table:formula="of:=[.D202]" office:value-type="float" office:value="33" calcext:value-type="float">
            <text:p>33</text:p>
          </table:table-cell>
          <table:table-cell table:style-name="Default" table:formula="of:=LOOKUP([.$D204];[.$D$2:.$D$199];[.E$2:.E$199])" office:value-type="float" office:value="799855" calcext:value-type="float">
            <text:p>799855</text:p>
          </table:table-cell>
          <table:table-cell table:style-name="Default" table:formula="of:=LOOKUP([.$D204];[.$D$2:.$D$199];[.F$2:.F$199])" office:value-type="float" office:value="193481" calcext:value-type="float">
            <text:p>193481</text:p>
          </table:table-cell>
          <table:table-cell table:style-name="Default" table:formula="of:=LOOKUP([.$D204];[.$D$2:.$D$199];[.G$2:.G$199])" office:value-type="float" office:value="161720" calcext:value-type="float">
            <text:p>161720</text:p>
          </table:table-cell>
          <table:table-cell table:style-name="Default" table:formula="of:=LOOKUP([.$D204];[.$D$2:.$D$199];[.H$2:.H$199])" office:value-type="float" office:value="1632501" calcext:value-type="float">
            <text:p>1632501</text:p>
          </table:table-cell>
          <table:table-cell table:style-name="Default" table:formula="of:=LOOKUP([.$D204];[.$D$2:.$D$199];[.I$2:.I$199])" office:value-type="float" office:value="552113" calcext:value-type="float">
            <text:p>552113</text:p>
          </table:table-cell>
          <table:table-cell table:formula="of:=LOOKUP([.$D204];[.$D$2:.$D$199];[.J$2:.J$199])" office:value-type="float" office:value="3339703" calcext:value-type="float">
            <text:p>3339703</text:p>
          </table:table-cell>
          <table:table-cell table:formula="of:=LOOKUP([.$D204];[.$D$2:.$D$199];[.K$2:.K$199])" office:value-type="float" office:value="0" calcext:value-type="float">
            <text:p/>
          </table:table-cell>
          <table:table-cell table:formula="of:=LOOKUP([.$D204];[.$D$2:.$D$199];[.L$2:.L$199])" office:value-type="float" office:value="0" calcext:value-type="float">
            <text:p/>
          </table:table-cell>
        </table:table-row>
        <table:table-row table:style-name="ro1">
          <table:table-cell table:style-name="ce3" table:formula="of:=LOOKUP([.$E205];[.$E$2:.$E$199];[.A$2:.A$199])" office:value-type="string" office:string-value="F" calcext:value-type="string">
            <text:p>F</text:p>
          </table:table-cell>
          <table:table-cell table:style-name="ce3" table:formula="of:=LOOKUP([.$E205];[.$E$2:.$E$199];[.B$2:.B$199])" office:value-type="string" office:string-value="O(1.0; -5,6; 50)" calcext:value-type="string">
            <text:p>O(1.0; -5,6; 50)</text:p>
          </table:table-cell>
          <table:table-cell table:style-name="ce3" table:formula="of:=LOOKUP([.$E205];[.$E$2:.$E$199];[.C$2:.C$199])" office:value-type="string" office:string-value="yes" calcext:value-type="string">
            <text:p>yes</text:p>
          </table:table-cell>
          <table:table-cell table:style-name="Default" table:formula="of:=LOOKUP([.$E205];[.$E$2:.$E$199];[.D$2:.D$199])" office:value-type="float" office:value="33" calcext:value-type="float">
            <text:p>33</text:p>
          </table:table-cell>
          <table:table-cell table:style-name="ce11" table:formula="of:=[.E202]" office:value-type="float" office:value="800429" calcext:value-type="float">
            <text:p>800429</text:p>
          </table:table-cell>
          <table:table-cell table:style-name="Default" table:formula="of:=LOOKUP([.$E205];[.$E$2:.$E$199];[.F$2:.F$199])" office:value-type="float" office:value="197996" calcext:value-type="float">
            <text:p>197996</text:p>
          </table:table-cell>
          <table:table-cell table:style-name="Default" table:formula="of:=LOOKUP([.$E205];[.$E$2:.$E$199];[.G$2:.G$199])" office:value-type="float" office:value="161720" calcext:value-type="float">
            <text:p>161720</text:p>
          </table:table-cell>
          <table:table-cell table:style-name="Default" table:formula="of:=LOOKUP([.$E205];[.$E$2:.$E$199];[.H$2:.H$199])" office:value-type="float" office:value="1634180" calcext:value-type="float">
            <text:p>1634180</text:p>
          </table:table-cell>
          <table:table-cell table:style-name="Default" table:formula="of:=LOOKUP([.$E205];[.$E$2:.$E$199];[.I$2:.I$199])" office:value-type="float" office:value="332925" calcext:value-type="float">
            <text:p>332925</text:p>
          </table:table-cell>
          <table:table-cell table:formula="of:=LOOKUP([.$E205];[.$E$2:.$E$199];[.J$2:.J$199])" office:value-type="float" office:value="3127283" calcext:value-type="float">
            <text:p>3127283</text:p>
          </table:table-cell>
          <table:table-cell table:formula="of:=LOOKUP([.$E205];[.$E$2:.$E$199];[.K$2:.K$199])" office:value-type="float" office:value="0" calcext:value-type="float">
            <text:p/>
          </table:table-cell>
          <table:table-cell table:formula="of:=LOOKUP([.$E205];[.$E$2:.$E$199];[.L$2:.L$199])" office:value-type="float" office:value="0" calcext:value-type="float">
            <text:p/>
          </table:table-cell>
        </table:table-row>
        <table:table-row table:style-name="ro1">
          <table:table-cell table:style-name="ce3" table:formula="of:=LOOKUP([.$F206];[.$F$2:.$F$199];[.A$2:.A$199])" office:value-type="string" office:string-value="F" calcext:value-type="string">
            <text:p>F</text:p>
          </table:table-cell>
          <table:table-cell table:style-name="ce3" table:formula="of:=LOOKUP([.$F206];[.$F$2:.$F$199];[.B$2:.B$199])" office:value-type="string" office:string-value="O(1.0; -4.0)" calcext:value-type="string">
            <text:p>O(1.0; -4.0)</text:p>
          </table:table-cell>
          <table:table-cell table:style-name="ce3" table:formula="of:=LOOKUP([.$F206];[.$F$2:.$F$199];[.C$2:.C$199])" office:value-type="string" office:string-value="yes" calcext:value-type="string">
            <text:p>yes</text:p>
          </table:table-cell>
          <table:table-cell table:style-name="Default" table:formula="of:=LOOKUP([.$F206];[.$F$2:.$F$199];[.D$2:.D$199])" office:value-type="float" office:value="33" calcext:value-type="float">
            <text:p>33</text:p>
          </table:table-cell>
          <table:table-cell table:style-name="Default" table:formula="of:=LOOKUP([.$F206];[.$F$2:.$F$199];[.E$2:.E$199])" office:value-type="float" office:value="800194" calcext:value-type="float">
            <text:p>800194</text:p>
          </table:table-cell>
          <table:table-cell table:style-name="ce11" table:formula="of:=[.F202]" office:value-type="float" office:value="218637" calcext:value-type="float">
            <text:p>218637</text:p>
          </table:table-cell>
          <table:table-cell table:style-name="Default" table:formula="of:=LOOKUP([.$F206];[.$F$2:.$F$199];[.G$2:.G$199])" office:value-type="float" office:value="161720" calcext:value-type="float">
            <text:p>161720</text:p>
          </table:table-cell>
          <table:table-cell table:style-name="Default" table:formula="of:=LOOKUP([.$F206];[.$F$2:.$F$199];[.H$2:.H$199])" office:value-type="float" office:value="1639934" calcext:value-type="float">
            <text:p>1639934</text:p>
          </table:table-cell>
          <table:table-cell table:style-name="Default" table:formula="of:=LOOKUP([.$F206];[.$F$2:.$F$199];[.I$2:.I$199])" office:value-type="float" office:value="430352" calcext:value-type="float">
            <text:p>430352</text:p>
          </table:table-cell>
          <table:table-cell table:formula="of:=LOOKUP([.$F206];[.$F$2:.$F$199];[.J$2:.J$199])" office:value-type="float" office:value="3250870" calcext:value-type="float">
            <text:p>3250870</text:p>
          </table:table-cell>
          <table:table-cell table:formula="of:=LOOKUP([.$F206];[.$F$2:.$F$199];[.K$2:.K$199])" office:value-type="float" office:value="0" calcext:value-type="float">
            <text:p/>
          </table:table-cell>
          <table:table-cell table:formula="of:=LOOKUP([.$F206];[.$F$2:.$F$199];[.L$2:.L$199])" office:value-type="float" office:value="0" calcext:value-type="float">
            <text:p/>
          </table:table-cell>
        </table:table-row>
        <table:table-row table:style-name="ro1">
          <table:table-cell table:style-name="ce3" table:formula="of:=LOOKUP([.$G207];[.$G$2:.$G$199];[.A$2:.A$199])" office:value-type="string" office:string-value="F" calcext:value-type="string">
            <text:p>F</text:p>
          </table:table-cell>
          <table:table-cell table:style-name="ce3" table:formula="of:=LOOKUP([.$G207];[.$G$2:.$G$199];[.B$2:.B$199])" office:value-type="string" office:string-value="O(1.0; -5,6; -78)" calcext:value-type="string">
            <text:p>O(1.0; -5,6; -78)</text:p>
          </table:table-cell>
          <table:table-cell table:style-name="ce3" table:formula="of:=LOOKUP([.$G207];[.$G$2:.$G$199];[.C$2:.C$199])" office:value-type="string" office:string-value="yes" calcext:value-type="string">
            <text:p>yes</text:p>
          </table:table-cell>
          <table:table-cell table:style-name="Default" table:formula="of:=LOOKUP([.$G207];[.$G$2:.$G$199];[.D$2:.D$199])" office:value-type="float" office:value="33" calcext:value-type="float">
            <text:p>33</text:p>
          </table:table-cell>
          <table:table-cell table:style-name="Default" table:formula="of:=LOOKUP([.$G207];[.$G$2:.$G$199];[.E$2:.E$199])" office:value-type="float" office:value="799855" calcext:value-type="float">
            <text:p>799855</text:p>
          </table:table-cell>
          <table:table-cell table:style-name="Default" table:formula="of:=LOOKUP([.$G207];[.$G$2:.$G$199];[.F$2:.F$199])" office:value-type="float" office:value="193481" calcext:value-type="float">
            <text:p>193481</text:p>
          </table:table-cell>
          <table:table-cell table:style-name="ce11" table:formula="of:=[.G202]" office:value-type="float" office:value="161720" calcext:value-type="float">
            <text:p>161720</text:p>
          </table:table-cell>
          <table:table-cell table:style-name="Default" table:formula="of:=LOOKUP([.$G207];[.$G$2:.$G$199];[.H$2:.H$199])" office:value-type="float" office:value="1632501" calcext:value-type="float">
            <text:p>1632501</text:p>
          </table:table-cell>
          <table:table-cell table:style-name="Default" table:formula="of:=LOOKUP([.$G207];[.$G$2:.$G$199];[.I$2:.I$199])" office:value-type="float" office:value="552113" calcext:value-type="float">
            <text:p>552113</text:p>
          </table:table-cell>
          <table:table-cell table:formula="of:=LOOKUP([.$G207];[.$G$2:.$G$199];[.J$2:.J$199])" office:value-type="float" office:value="3339703" calcext:value-type="float">
            <text:p>3339703</text:p>
          </table:table-cell>
          <table:table-cell table:formula="of:=LOOKUP([.$G207];[.$G$2:.$G$199];[.K$2:.K$199])" office:value-type="float" office:value="0" calcext:value-type="float">
            <text:p/>
          </table:table-cell>
          <table:table-cell table:formula="of:=LOOKUP([.$G207];[.$G$2:.$G$199];[.L$2:.L$199])" office:value-type="float" office:value="0" calcext:value-type="float">
            <text:p/>
          </table:table-cell>
        </table:table-row>
        <table:table-row table:style-name="ro1">
          <table:table-cell table:style-name="ce3" table:formula="of:=LOOKUP([.$H208];[.$H$2:.$H$199];[.A$2:.A$199])" office:value-type="string" office:string-value="F" calcext:value-type="string">
            <text:p>F</text:p>
          </table:table-cell>
          <table:table-cell table:style-name="ce3" table:formula="of:=LOOKUP([.$H208];[.$H$2:.$H$199];[.B$2:.B$199])" office:value-type="string" office:string-value="O(1.0; -4,2)" calcext:value-type="string">
            <text:p>O(1.0; -4,2)</text:p>
          </table:table-cell>
          <table:table-cell table:style-name="ce3" table:formula="of:=LOOKUP([.$H208];[.$H$2:.$H$199];[.C$2:.C$199])" office:value-type="string" office:string-value="yes" calcext:value-type="string">
            <text:p>yes</text:p>
          </table:table-cell>
          <table:table-cell table:style-name="Default" table:formula="of:=LOOKUP([.$H208];[.$H$2:.$H$199];[.D$2:.D$199])" office:value-type="float" office:value="33" calcext:value-type="float">
            <text:p>33</text:p>
          </table:table-cell>
          <table:table-cell table:style-name="Default" table:formula="of:=LOOKUP([.$H208];[.$H$2:.$H$199];[.E$2:.E$199])" office:value-type="float" office:value="800194" calcext:value-type="float">
            <text:p>800194</text:p>
          </table:table-cell>
          <table:table-cell table:style-name="Default" table:formula="of:=LOOKUP([.$H208];[.$H$2:.$H$199];[.F$2:.F$199])" office:value-type="float" office:value="215671" calcext:value-type="float">
            <text:p>215671</text:p>
          </table:table-cell>
          <table:table-cell table:style-name="Default" table:formula="of:=LOOKUP([.$H208];[.$H$2:.$H$199];[.G$2:.G$199])" office:value-type="float" office:value="161720" calcext:value-type="float">
            <text:p>161720</text:p>
          </table:table-cell>
          <table:table-cell table:style-name="ce11" table:formula="of:=[.H202]" office:value-type="float" office:value="1639934" calcext:value-type="float">
            <text:p>1639934</text:p>
          </table:table-cell>
          <table:table-cell table:style-name="Default" table:formula="of:=LOOKUP([.$H208];[.$H$2:.$H$199];[.I$2:.I$199])" office:value-type="float" office:value="443959" calcext:value-type="float">
            <text:p>443959</text:p>
          </table:table-cell>
          <table:table-cell table:formula="of:=LOOKUP([.$H208];[.$H$2:.$H$199];[.J$2:.J$199])" office:value-type="float" office:value="3261511" calcext:value-type="float">
            <text:p>3261511</text:p>
          </table:table-cell>
          <table:table-cell table:formula="of:=LOOKUP([.$H208];[.$H$2:.$H$199];[.K$2:.K$199])" office:value-type="float" office:value="0" calcext:value-type="float">
            <text:p/>
          </table:table-cell>
          <table:table-cell table:formula="of:=LOOKUP([.$H208];[.$H$2:.$H$199];[.L$2:.L$199])" office:value-type="float" office:value="0" calcext:value-type="float">
            <text:p/>
          </table:table-cell>
        </table:table-row>
        <table:table-row table:style-name="ro1">
          <table:table-cell table:style-name="ce3" table:formula="of:=LOOKUP([.$I209];[.$I$2:.$I$199];[.A$2:.A$199])" office:value-type="string" office:string-value="F" calcext:value-type="string">
            <text:p>F</text:p>
          </table:table-cell>
          <table:table-cell table:style-name="ce3" table:formula="of:=LOOKUP([.$I209];[.$I$2:.$I$199];[.B$2:.B$199])" office:value-type="string" office:string-value="O(1.0; -5,6; -75)" calcext:value-type="string">
            <text:p>O(1.0; -5,6; -75)</text:p>
          </table:table-cell>
          <table:table-cell table:style-name="ce3" table:formula="of:=LOOKUP([.$I209];[.$I$2:.$I$199];[.C$2:.C$199])" office:value-type="string" office:string-value="yes" calcext:value-type="string">
            <text:p>yes</text:p>
          </table:table-cell>
          <table:table-cell table:style-name="Default" table:formula="of:=LOOKUP([.$I209];[.$I$2:.$I$199];[.D$2:.D$199])" office:value-type="float" office:value="33" calcext:value-type="float">
            <text:p>33</text:p>
          </table:table-cell>
          <table:table-cell table:style-name="Default" table:formula="of:=LOOKUP([.$I209];[.$I$2:.$I$199];[.E$2:.E$199])" office:value-type="float" office:value="799993" calcext:value-type="float">
            <text:p>799993</text:p>
          </table:table-cell>
          <table:table-cell table:style-name="Default" table:formula="of:=LOOKUP([.$I209];[.$I$2:.$I$199];[.F$2:.F$199])" office:value-type="float" office:value="198322" calcext:value-type="float">
            <text:p>198322</text:p>
          </table:table-cell>
          <table:table-cell table:style-name="Default" table:formula="of:=LOOKUP([.$I209];[.$I$2:.$I$199];[.G$2:.G$199])" office:value-type="float" office:value="161720" calcext:value-type="float">
            <text:p>161720</text:p>
          </table:table-cell>
          <table:table-cell table:style-name="Default" table:formula="of:=LOOKUP([.$I209];[.$I$2:.$I$199];[.H$2:.H$199])" office:value-type="float" office:value="1633069" calcext:value-type="float">
            <text:p>1633069</text:p>
          </table:table-cell>
          <table:table-cell table:style-name="ce11" table:formula="of:=[.I202]" office:value-type="float" office:value="570159" calcext:value-type="float">
            <text:p>570159</text:p>
          </table:table-cell>
          <table:table-cell table:formula="of:=LOOKUP([.$I209];[.$I$2:.$I$199];[.J$2:.J$199])" office:value-type="float" office:value="3363296" calcext:value-type="float">
            <text:p>3363296</text:p>
          </table:table-cell>
          <table:table-cell table:formula="of:=LOOKUP([.$I209];[.$I$2:.$I$199];[.K$2:.K$199])" office:value-type="float" office:value="98" calcext:value-type="float">
            <text:p>98</text:p>
          </table:table-cell>
          <table:table-cell table:formula="of:=LOOKUP([.$I209];[.$I$2:.$I$199];[.L$2:.L$199])" office:value-type="float" office:value="0" calcext:value-type="float">
            <text:p/>
          </table:table-cell>
        </table:table-row>
        <calcext:conditional-formats>
          <calcext:conditional-format calcext:target-range-address="Sheet1.E201:Sheet1.E201 Sheet1.E194:Sheet1.E199 Sheet1.E4:Sheet1.E157">
            <calcext:condition calcext:apply-style-name="Good" calcext:value="=MAX([.E4:.E202])" calcext:base-cell-address="Sheet1.E4"/>
          </calcext:conditional-format>
          <calcext:conditional-format calcext:target-range-address="Sheet1.G42:Sheet1.G81 Sheet1.F201:Sheet1.F201 Sheet1.F4:Sheet1.F81 Sheet1.D202:Sheet1.I202 Sheet1.F82:Sheet1.G129 Sheet1.G130:Sheet1.G149 Sheet1.F194:Sheet1.F199 Sheet1.F142:Sheet1.F149 Sheet1.F194:Sheet1.G197 Sheet1.F150:Sheet1.G157">
            <calcext:condition calcext:apply-style-name="Good" calcext:value="=MAX([.D4:.D202])" calcext:base-cell-address="Sheet1.D4"/>
          </calcext:conditional-format>
          <calcext:conditional-format calcext:target-range-address="Sheet1.G201:Sheet1.G201 Sheet1.G4:Sheet1.G41 Sheet1.G111:Sheet1.G113 Sheet1.G115:Sheet1.G117 Sheet1.G119:Sheet1.G121 Sheet1.J200:Sheet1.J200 Sheet1.G123:Sheet1.G125 Sheet1.G127:Sheet1.G129 Sheet1.G194:Sheet1.G199 Sheet1.G131:Sheet1.G157">
            <calcext:condition calcext:apply-style-name="Good" calcext:value="=MAX([.G4:.G202])" calcext:base-cell-address="Sheet1.G4"/>
          </calcext:conditional-format>
          <calcext:conditional-format calcext:target-range-address="Sheet1.H201:Sheet1.H201 Sheet1.H194:Sheet1.H199 Sheet1.H4:Sheet1.H129">
            <calcext:condition calcext:apply-style-name="Good" calcext:value="=MAX([.H4:.H202])" calcext:base-cell-address="Sheet1.H4"/>
          </calcext:conditional-format>
          <calcext:conditional-format calcext:target-range-address="Sheet1.I201:Sheet1.I201 Sheet1.I4:Sheet1.I129 Sheet1.I194:Sheet1.I199 Sheet1.I142:Sheet1.I157">
            <calcext:condition calcext:apply-style-name="Good" calcext:value="=MAX([.I4:.I202])" calcext:base-cell-address="Sheet1.I4"/>
          </calcext:conditional-format>
          <calcext:conditional-format calcext:target-range-address="Sheet1.E200:Sheet1.I200 Sheet1.A204:Sheet1.C209 Sheet1.D194:Sheet1.D201 Sheet1.D4:Sheet1.D157">
            <calcext:condition calcext:apply-style-name="Good" calcext:value="=MAX([.A4:.A202])" calcext:base-cell-address="Sheet1.A4"/>
          </calcext:conditional-format>
          <calcext:conditional-format calcext:target-range-address="Sheet1.H130:Sheet1.I141 Sheet1.F130:Sheet1.F141 Sheet1.H142:Sheet1.H157 Sheet1.D158:Sheet1.G173 Sheet1.I158:Sheet1.I173">
            <calcext:condition calcext:apply-style-name="Good" calcext:value="=MAX([.D130:.D324])" calcext:base-cell-address="Sheet1.D130"/>
          </calcext:conditional-format>
          <calcext:conditional-format calcext:target-range-address="Sheet1.H158:Sheet1.H173 Sheet1.D174:Sheet1.G181 Sheet1.I174:Sheet1.I181">
            <calcext:condition calcext:apply-style-name="Good" calcext:value="=MAX([.D158:.D348])" calcext:base-cell-address="Sheet1.D158"/>
          </calcext:conditional-format>
          <calcext:conditional-format calcext:target-range-address="Sheet1.H174:Sheet1.H181 Sheet1.D182:Sheet1.G185 Sheet1.I182:Sheet1.I185">
            <calcext:condition calcext:apply-style-name="Good" calcext:value="=MAX([.D174:.D360])" calcext:base-cell-address="Sheet1.D174"/>
          </calcext:conditional-format>
          <calcext:conditional-format calcext:target-range-address="Sheet1.H182:Sheet1.H185 Sheet1.I186:Sheet1.I189 Sheet1.D186:Sheet1.G189">
            <calcext:condition calcext:apply-style-name="Good" calcext:value="=MAX([.D182:.D364])" calcext:base-cell-address="Sheet1.D182"/>
          </calcext:conditional-format>
          <calcext:conditional-format calcext:target-range-address="Sheet1.H186:Sheet1.H189 Sheet1.I190:Sheet1.I193 Sheet1.D190:Sheet1.G193">
            <calcext:condition calcext:apply-style-name="Good" calcext:value="=MAX([.D186:.D364])" calcext:base-cell-address="Sheet1.D186"/>
          </calcext:conditional-format>
          <calcext:conditional-format calcext:target-range-address="Sheet1.H190:Sheet1.H193">
            <calcext:condition calcext:apply-style-name="Good" calcext:value="=MAX([.H190:.H364])" calcext:base-cell-address="Sheet1.H19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09:57:33.460964588</meta:creation-date>
    <dc:date>2022-03-05T00:33:07.826719208</dc:date>
    <meta:editing-duration>PT30S</meta:editing-duration>
    <meta:editing-cycles>1</meta:editing-cycles>
    <meta:document-statistic meta:table-count="1" meta:cell-count="2030" meta:object-count="0"/>
    <meta:generator>LibreOffice/7.2.5.2$Linux_X86_64 LibreOffice_project/20$Build-2</meta:generator>
  </office:meta>
</office:document-meta>
</file>